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03cm"/>
    </style:style>
    <style:style style:name="co2" style:family="table-column">
      <style:table-column-properties fo:break-before="auto" style:column-width="2.348cm"/>
    </style:style>
    <style:style style:name="co3" style:family="table-column">
      <style:table-column-properties fo:break-before="auto" style:column-width="2.228cm"/>
    </style:style>
    <style:style style:name="co4" style:family="table-column">
      <style:table-column-properties fo:break-before="auto" style:column-width="0.713cm"/>
    </style:style>
    <style:style style:name="co5" style:family="table-column">
      <style:table-column-properties fo:break-before="auto" style:column-width="3.833cm"/>
    </style:style>
    <style:style style:name="co6" style:family="table-column">
      <style:table-column-properties fo:break-before="auto" style:column-width="3.741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3.438cm"/>
    </style:style>
    <style:style style:name="co9" style:family="table-column">
      <style:table-column-properties fo:break-before="auto" style:column-width="0.727cm"/>
    </style:style>
    <style:style style:name="co10" style:family="table-column">
      <style:table-column-properties fo:break-before="auto" style:column-width="3.717cm"/>
    </style:style>
    <style:style style:name="co11" style:family="table-column">
      <style:table-column-properties fo:break-before="auto" style:column-width="4.581cm"/>
    </style:style>
    <style:style style:name="co12" style:family="table-column">
      <style:table-column-properties fo:break-before="auto" style:column-width="4.036cm"/>
    </style:style>
    <style:style style:name="co13" style:family="table-column">
      <style:table-column-properties fo:break-before="auto" style:column-width="3.6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Arial" style:font-name-asian="Arial Unicode MS" style:font-name-complex="Arial Unicode MS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ff3333" style:font-name="Arial" fo:font-weight="bold" style:font-name-asian="Arial Unicode MS" style:font-weight-asian="bold" style:font-name-complex="Arial Unicode MS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111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11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11">
      <style:table-cell-properties fo:background-color="#ffff00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ce3" office:value-type="string" calcext:value-type="string">
            <text:p>Multiclasses</text:p>
          </table:table-cell>
          <table:table-cell table:number-columns-repeated="3"/>
          <table:table-cell table:style-name="ce1"/>
          <table:table-cell table:style-name="ce3" office:value-type="string" calcext:value-type="string">
            <text:p>Duas classes</text:p>
          </table:table-cell>
          <table:table-cell table:number-columns-repeated="3"/>
          <table:table-cell table:style-name="ce6" office:value-type="string" calcext:value-type="string">
            <text:p>Métodos</text:p>
          </table:table-cell>
          <table:table-cell table:style-name="ce6" office:value-type="string" calcext:value-type="string">
            <text:p>Cenários de duas classes</text:p>
          </table:table-cell>
          <table:table-cell table:style-name="ce6" office:value-type="string" calcext:value-type="string">
            <text:p>Cenário Multiclasses</text:p>
          </table:table-cell>
          <table:table-cell table:style-name="ce6" office:value-type="string" calcext:value-type="string">
            <text:p>Todos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7" office:value-type="string" calcext:value-type="string">
            <text:p><text:s text:c="3"/>Todos <text:s text:c="7"/></text:p>
          </table:table-cell>
          <table:table-cell table:style-name="ce8" table:formula="of:=SUM([.I4];[.I18];[.I32];[.I46];[.I60])" office:value-type="float" office:value="25" calcext:value-type="float">
            <text:p>25</text:p>
          </table:table-cell>
          <table:table-cell table:style-name="ce8" table:formula="of:=SUM([.D4];[.D18];[.D32];[.D46])" office:value-type="float" office:value="22" calcext:value-type="float">
            <text:p>22</text:p>
          </table:table-cell>
          <table:table-cell table:style-name="ce8" table:formula="of:=SUM([.D4];[.I4];[.D18];[.I18];[.D32];[.I32];[.D46];[.I46];[.I60])" office:value-type="float" office:value="47" calcext:value-type="float">
            <text:p>47</text:p>
          </table:table-cell>
        </table:table-row>
        <table:table-row table:style-name="ro2">
          <table:table-cell table:style-name="ce1" office:value-type="string" calcext:value-type="string">
            <text:p>COREL</text:p>
          </table:table-cell>
          <table:table-cell table:number-columns-repeated="4"/>
          <table:table-cell table:style-name="ce1" office:value-type="string" calcext:value-type="string">
            <text:p>Elefant and Horse</text:p>
          </table:table-cell>
          <table:table-cell table:number-columns-repeated="4"/>
          <table:table-cell table:style-name="ce7" office:value-type="string" calcext:value-type="string">
            <text:p><text:s text:c="2"/>Aguçamento <text:s text:c="3"/></text:p>
          </table:table-cell>
          <table:table-cell table:style-name="ce9" table:formula="of:=SUM([.I5];[.I19];[.I33];[.I47];[.I61])" office:value-type="float" office:value="16" calcext:value-type="float">
            <text:p>16</text:p>
          </table:table-cell>
          <table:table-cell table:style-name="ce8" table:formula="of:=SUM([.D5];[.D19];[.D33];[.D47])" office:value-type="float" office:value="27" calcext:value-type="float">
            <text:p>27</text:p>
          </table:table-cell>
          <table:table-cell table:style-name="ce8" table:formula="of:=SUM([.D5];[.I5];[.D19];[.I19];[.D33];[.I33];[.D47];[.I47];[.I61])" office:value-type="float" office:value="43" calcext:value-type="float">
            <text:p>43</text:p>
          </table:table-cell>
        </table:table-row>
        <table:table-row table:style-name="ro3">
          <table:table-cell office:value-type="string" calcext:value-type="string">
            <text:p><text:s text:c="3"/>Todos <text:s text:c="7"/></text:p>
          </table:table-cell>
          <table:table-cell office:value-type="float" office:value="61.216388" calcext:value-type="float">
            <text:p>61,216388</text:p>
          </table:table-cell>
          <table:table-cell office:value-type="float" office:value="2.205391" calcext:value-type="float">
            <text:p>2,20539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 text:c="3"/>Todos <text:s text:c="7"/></text:p>
          </table:table-cell>
          <table:table-cell office:value-type="float" office:value="91.090913" calcext:value-type="float">
            <text:p>91,090913</text:p>
          </table:table-cell>
          <table:table-cell office:value-type="float" office:value="4.559066" calcext:value-type="float">
            <text:p>4,559066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<text:s text:c="2"/>Borramento <text:s text:c="3"/></text:p>
          </table:table-cell>
          <table:table-cell table:style-name="ce10" table:formula="of:=SUM([.I6];[.I20];[.I34];[.I48];[.I62])" office:value-type="float" office:value="44" calcext:value-type="float">
            <text:p>44</text:p>
          </table:table-cell>
          <table:table-cell table:style-name="ce8" table:formula="of:=SUM([.D6];[.D20];[.D34];[.D48])" office:value-type="float" office:value="29" calcext:value-type="float">
            <text:p>29</text:p>
          </table:table-cell>
          <table:table-cell table:style-name="ce8" table:formula="of:=SUM([.D6];[.I6];[.D20];[.I20];[.D34];[.I34];[.D48];[.I48];[.I62]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<text:s text:c="2"/>Aguçamento <text:s text:c="3"/></text:p>
          </table:table-cell>
          <table:table-cell office:value-type="float" office:value="61.098384" calcext:value-type="float">
            <text:p>61,098384</text:p>
          </table:table-cell>
          <table:table-cell office:value-type="float" office:value="2.275732" calcext:value-type="float">
            <text:p>2,27573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2"/>Aguçamento <text:s text:c="3"/></text:p>
          </table:table-cell>
          <table:table-cell office:value-type="float" office:value="91.002678" calcext:value-type="float">
            <text:p>91,002678</text:p>
          </table:table-cell>
          <table:table-cell office:value-type="float" office:value="4.907016" calcext:value-type="float">
            <text:p>4,907016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 text:c="2"/>Composição 16 </text:p>
          </table:table-cell>
          <table:table-cell table:style-name="ce10" table:formula="of:=SUM([.I7];[.I21];[.I35];[.I49];[.I63])" office:value-type="float" office:value="37" calcext:value-type="float">
            <text:p>37</text:p>
          </table:table-cell>
          <table:table-cell table:style-name="ce8" table:formula="of:=SUM([.D7];[.D21];[.D35];[.D49])" office:value-type="float" office:value="32" calcext:value-type="float">
            <text:p>32</text:p>
          </table:table-cell>
          <table:table-cell table:style-name="ce8" table:formula="of:=SUM([.D7];[.I7];[.D21];[.I21];[.D35];[.I35];[.D49];[.I49];[.I63])" office:value-type="float" office:value="69" calcext:value-type="float">
            <text:p>69</text:p>
          </table:table-cell>
        </table:table-row>
        <table:table-row table:style-name="ro3">
          <table:table-cell office:value-type="string" calcext:value-type="string">
            <text:p><text:s text:c="2"/>Borramento <text:s text:c="3"/></text:p>
          </table:table-cell>
          <table:table-cell office:value-type="float" office:value="60.369376" calcext:value-type="float">
            <text:p>60,369376</text:p>
          </table:table-cell>
          <table:table-cell office:value-type="float" office:value="2.254895" calcext:value-type="float">
            <text:p>2,25489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 text:c="2"/>Borramento <text:s text:c="3"/></text:p>
          </table:table-cell>
          <table:table-cell office:value-type="float" office:value="89.3945" calcext:value-type="float">
            <text:p>89,3945</text:p>
          </table:table-cell>
          <table:table-cell office:value-type="float" office:value="5.103498" calcext:value-type="float">
            <text:p>5,103498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 text:c="2"/>Composição 4 <text:s/></text:p>
          </table:table-cell>
          <table:table-cell table:style-name="ce10" table:formula="of:=SUM([.I8];[.I22];[.I36];[.I50];[.I64])" office:value-type="float" office:value="29" calcext:value-type="float">
            <text:p>29</text:p>
          </table:table-cell>
          <table:table-cell table:style-name="ce8" table:formula="of:=SUM([.D8];[.D22];[.D36];[.D50])" office:value-type="float" office:value="28" calcext:value-type="float">
            <text:p>28</text:p>
          </table:table-cell>
          <table:table-cell table:style-name="ce8" table:formula="of:=SUM([.D8];[.I8];[.D22];[.I22];[.D36];[.I36];[.D50];[.I50];[.I64]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<text:s text:c="2"/>Composição 16 </text:p>
          </table:table-cell>
          <table:table-cell office:value-type="float" office:value="60.630235" calcext:value-type="float">
            <text:p>60,630235</text:p>
          </table:table-cell>
          <table:table-cell office:value-type="float" office:value="2.212156" calcext:value-type="float">
            <text:p>2,21215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 text:c="2"/>Composição 16 </text:p>
          </table:table-cell>
          <table:table-cell office:value-type="float" office:value="90.934305" calcext:value-type="float">
            <text:p>90,934305</text:p>
          </table:table-cell>
          <table:table-cell office:value-type="float" office:value="4.399334" calcext:value-type="float">
            <text:p>4,399334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<text:s text:c="2"/>Limiares <text:s text:c="5"/></text:p>
          </table:table-cell>
          <table:table-cell table:style-name="ce11" table:formula="of:=SUM([.I9];[.I23];[.I37];[.I51];[.I65])" office:value-type="float" office:value="17" calcext:value-type="float">
            <text:p>17</text:p>
          </table:table-cell>
          <table:table-cell table:style-name="ce8" table:formula="of:=SUM([.D9];[.D23];[.D37];[.D51])" office:value-type="float" office:value="18" calcext:value-type="float">
            <text:p>18</text:p>
          </table:table-cell>
          <table:table-cell table:style-name="ce9" table:formula="of:=SUM([.D9];[.I9];[.D23];[.I23];[.D37];[.I37];[.D51];[.I51];[.I65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s text:c="2"/>Composição 4 <text:s/></text:p>
          </table:table-cell>
          <table:table-cell office:value-type="float" office:value="60.568624" calcext:value-type="float">
            <text:p>60,568624</text:p>
          </table:table-cell>
          <table:table-cell office:value-type="float" office:value="2.254904" calcext:value-type="float">
            <text:p>2,25490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<text:s text:c="2"/>Composição 4 <text:s/></text:p>
          </table:table-cell>
          <table:table-cell table:style-name="ce5" office:value-type="float" office:value="91.773528" calcext:value-type="float">
            <text:p>91,773528</text:p>
          </table:table-cell>
          <table:table-cell table:style-name="ce5" office:value-type="float" office:value="4.909852" calcext:value-type="float">
            <text:p>4,90985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<text:s text:c="2"/>Mistura <text:s text:c="6"/></text:p>
          </table:table-cell>
          <table:table-cell table:style-name="ce10" table:formula="of:=SUM([.I10];[.I24];[.I38];[.I52];[.I66])" office:value-type="float" office:value="25" calcext:value-type="float">
            <text:p>25</text:p>
          </table:table-cell>
          <table:table-cell table:style-name="ce9" table:formula="of:=SUM([.D10];[.D24];[.D38];[.D52])" office:value-type="float" office:value="14" calcext:value-type="float">
            <text:p>14</text:p>
          </table:table-cell>
          <table:table-cell table:style-name="ce9" table:formula="of:=SUM([.D10];[.I10];[.D24];[.I24];[.D38];[.I38];[.D52];[.I52];[.I66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s text:c="2"/>Limiares <text:s text:c="5"/></text:p>
          </table:table-cell>
          <table:table-cell office:value-type="float" office:value="61.296003" calcext:value-type="float">
            <text:p>61,296003</text:p>
          </table:table-cell>
          <table:table-cell office:value-type="float" office:value="2.101686" calcext:value-type="float">
            <text:p>2,10168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2"/>Limiares <text:s text:c="5"/></text:p>
          </table:table-cell>
          <table:table-cell office:value-type="float" office:value="90.893133" calcext:value-type="float">
            <text:p>90,893133</text:p>
          </table:table-cell>
          <table:table-cell office:value-type="float" office:value="5.285833" calcext:value-type="float">
            <text:p>5,285833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<text:s text:c="2"/>Ruído <text:s text:c="8"/></text:p>
          </table:table-cell>
          <table:table-cell table:style-name="ce10" table:formula="of:=SUM([.I11];[.I25];[.I39];[.I53];[.I67])" office:value-type="float" office:value="47" calcext:value-type="float">
            <text:p>47</text:p>
          </table:table-cell>
          <table:table-cell table:style-name="ce8" table:formula="of:=SUM([.D11];[.D25];[.D39];[.D53])" office:value-type="float" office:value="28" calcext:value-type="float">
            <text:p>28</text:p>
          </table:table-cell>
          <table:table-cell table:style-name="ce8" table:formula="of:=SUM([.D11];[.I11];[.D25];[.I25];[.D39];[.I39];[.D53];[.I53];[.I67])" office:value-type="float" office:value="75" calcext:value-type="float">
            <text:p>75</text:p>
          </table:table-cell>
        </table:table-row>
        <table:table-row table:style-name="ro1">
          <table:table-cell table:style-name="ce2" office:value-type="string" calcext:value-type="string">
            <text:p><text:s text:c="2"/>Mistura <text:s text:c="6"/></text:p>
          </table:table-cell>
          <table:table-cell table:style-name="ce5" office:value-type="float" office:value="61.366671" calcext:value-type="float">
            <text:p>61,366671</text:p>
          </table:table-cell>
          <table:table-cell table:style-name="ce5" office:value-type="float" office:value="2.225635" calcext:value-type="float">
            <text:p>2,225635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← Considerei empate</text:p>
          </table:table-cell>
          <table:table-cell office:value-type="string" calcext:value-type="string">
            <text:p><text:s text:c="2"/>Mistura <text:s text:c="6"/></text:p>
          </table:table-cell>
          <table:table-cell office:value-type="float" office:value="90.177055" calcext:value-type="float">
            <text:p>90,177055</text:p>
          </table:table-cell>
          <table:table-cell office:value-type="float" office:value="4.409787" calcext:value-type="float">
            <text:p>4,409787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<text:s text:c="2"/>Saliência <text:s text:c="4"/></text:p>
          </table:table-cell>
          <table:table-cell table:style-name="ce10" table:formula="of:=SUM([.I12];[.I26];[.I40];[.I54];[.I68])" office:value-type="float" office:value="22" calcext:value-type="float">
            <text:p>22</text:p>
          </table:table-cell>
          <table:table-cell table:style-name="ce8" table:formula="of:=SUM([.D12];[.D26];[.D40];[.D54])" office:value-type="float" office:value="24" calcext:value-type="float">
            <text:p>24</text:p>
          </table:table-cell>
          <table:table-cell table:style-name="ce8" table:formula="of:=SUM([.D12];[.I12];[.D26];[.I26];[.D40];[.I40];[.D54];[.I54];[.I68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s text:c="2"/>Ruído <text:s text:c="8"/></text:p>
          </table:table-cell>
          <table:table-cell office:value-type="float" office:value="60.825884" calcext:value-type="float">
            <text:p>60,825884</text:p>
          </table:table-cell>
          <table:table-cell office:value-type="float" office:value="2.358098" calcext:value-type="float">
            <text:p>2,35809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2"/>Ruído <text:s text:c="8"/></text:p>
          </table:table-cell>
          <table:table-cell office:value-type="float" office:value="89.33777" calcext:value-type="float">
            <text:p>89,33777</text:p>
          </table:table-cell>
          <table:table-cell office:value-type="float" office:value="5.169757" calcext:value-type="float">
            <text:p>5,16975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 text:c="2"/>SMOTE Visual <text:s/></text:p>
          </table:table-cell>
          <table:table-cell table:style-name="ce10" table:formula="of:=SUM([.I13];[.I27];[.I41];[.I55];[.I69])" office:value-type="float" office:value="47" calcext:value-type="float">
            <text:p>47</text:p>
          </table:table-cell>
          <table:table-cell table:style-name="ce8" table:formula="of:=SUM([.D13];[.D27];[.D41];[.D55])" office:value-type="float" office:value="42" calcext:value-type="float">
            <text:p>42</text:p>
          </table:table-cell>
          <table:table-cell table:style-name="ce8" table:formula="of:=SUM([.D13];[.I13];[.D27];[.I27];[.D41];[.I41];[.D55];[.I55];[.I69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<text:s text:c="2"/>Saliência <text:s text:c="4"/></text:p>
          </table:table-cell>
          <table:table-cell office:value-type="float" office:value="61.050988" calcext:value-type="float">
            <text:p>61,050988</text:p>
          </table:table-cell>
          <table:table-cell office:value-type="float" office:value="2.271443" calcext:value-type="float">
            <text:p>2,27144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2"/>Saliência <text:s text:c="4"/></text:p>
          </table:table-cell>
          <table:table-cell office:value-type="float" office:value="91.282655" calcext:value-type="float">
            <text:p>91,282655</text:p>
          </table:table-cell>
          <table:table-cell office:value-type="float" office:value="4.230281" calcext:value-type="float">
            <text:p>4,230281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<text:s/>SMOTE <text:s text:c="9"/></text:p>
          </table:table-cell>
          <table:table-cell table:style-name="ce10" table:formula="of:=SUM([.I14];[.I28];[.I42];[.I56];[.I70])" office:value-type="float" office:value="29" calcext:value-type="float">
            <text:p>29</text:p>
          </table:table-cell>
          <table:table-cell table:style-name="ce9" table:formula="of:=SUM([.D14];[.D28];[.D42];[.D56])" office:value-type="float" office:value="13" calcext:value-type="float">
            <text:p>13</text:p>
          </table:table-cell>
          <table:table-cell table:style-name="ce8" table:formula="of:=SUM([.D14];[.I14];[.D28];[.I28];[.D42];[.I42];[.D56];[.I56];[.I70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<text:s text:c="2"/>SMOTE Visual <text:s/></text:p>
          </table:table-cell>
          <table:table-cell office:value-type="float" office:value="60.886122" calcext:value-type="float">
            <text:p>60,886122</text:p>
          </table:table-cell>
          <table:table-cell office:value-type="float" office:value="2.321783" calcext:value-type="float">
            <text:p>2,32178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2"/>SMOTE Visual <text:s/></text:p>
          </table:table-cell>
          <table:table-cell office:value-type="float" office:value="88.616535" calcext:value-type="float">
            <text:p>88,616535</text:p>
          </table:table-cell>
          <table:table-cell office:value-type="float" office:value="5.567976" calcext:value-type="float">
            <text:p>5,567976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7" office:value-type="string" calcext:value-type="string">
            <text:p>Desbalanceado <text:s text:c="2"/></text:p>
          </table:table-cell>
          <table:table-cell table:style-name="ce10" table:formula="of:=SUM([.I15];[.I29];[.I43];[.I57];[.I71])" office:value-type="float" office:value="52" calcext:value-type="float">
            <text:p>52</text:p>
          </table:table-cell>
          <table:table-cell table:style-name="ce8" table:formula="of:=SUM([.D15];[.D29];[.D43];[.D57])" office:value-type="float" office:value="34" calcext:value-type="float">
            <text:p>34</text:p>
          </table:table-cell>
          <table:table-cell table:style-name="ce8" table:formula="of:=SUM([.D15];[.I15];[.D29];[.I29];[.D43];[.I43];[.D57];[.I57];[.I71])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string" calcext:value-type="string">
            <text:p><text:s/>SMOTE <text:s text:c="9"/></text:p>
          </table:table-cell>
          <table:table-cell table:style-name="ce5" office:value-type="float" office:value="61.368896" calcext:value-type="float">
            <text:p>61,368896</text:p>
          </table:table-cell>
          <table:table-cell table:style-name="ce5" office:value-type="float" office:value="2.148675" calcext:value-type="float">
            <text:p>2,148675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<text:s/>SMOTE <text:s text:c="9"/></text:p>
          </table:table-cell>
          <table:table-cell office:value-type="float" office:value="90.173808" calcext:value-type="float">
            <text:p>90,173808</text:p>
          </table:table-cell>
          <table:table-cell office:value-type="float" office:value="4.566863" calcext:value-type="float">
            <text:p>4,56686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balanceado <text:s text:c="2"/></text:p>
          </table:table-cell>
          <table:table-cell office:value-type="float" office:value="60.362256" calcext:value-type="float">
            <text:p>60,362256</text:p>
          </table:table-cell>
          <table:table-cell office:value-type="float" office:value="2.290263" calcext:value-type="float">
            <text:p>2,29026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sbalanceado <text:s text:c="2"/></text:p>
          </table:table-cell>
          <table:table-cell office:value-type="float" office:value="88.258567" calcext:value-type="float">
            <text:p>88,258567</text:p>
          </table:table-cell>
          <table:table-cell office:value-type="float" office:value="5.538461" calcext:value-type="float">
            <text:p>5,538461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9"/>
          <table:table-cell table:style-name="ce6" office:value-type="string" calcext:value-type="string">
            <text:p>Métodos</text:p>
          </table:table-cell>
          <table:table-cell table:style-name="ce6" office:value-type="string" calcext:value-type="string">
            <text:p>Cenários de duas classes</text:p>
          </table:table-cell>
          <table:table-cell table:style-name="ce6" office:value-type="string" calcext:value-type="string">
            <text:p>Cenário Multiclasses</text:p>
          </table:table-cell>
          <table:table-cell table:style-name="ce6" office:value-type="string" calcext:value-type="string">
            <text:p>Todos</text:p>
          </table:table-cell>
        </table:table-row>
        <table:table-row table:style-name="ro1">
          <table:table-cell table:style-name="ce1" office:value-type="string" calcext:value-type="string">
            <text:p>CALTECH</text:p>
          </table:table-cell>
          <table:table-cell table:number-columns-repeated="4"/>
          <table:table-cell table:style-name="ce1" office:value-type="string" calcext:value-type="string">
            <text:p>Beach and Mountain</text:p>
          </table:table-cell>
          <table:table-cell table:number-columns-repeated="4"/>
          <table:table-cell table:style-name="ce7" office:value-type="string" calcext:value-type="string">
            <text:p><text:s text:c="3"/>Todos <text:s text:c="7"/></text:p>
          </table:table-cell>
          <table:table-cell table:style-name="ce8" table:formula="of:=SUM([.G4];[.G18];[.G32];[.G46];[.G60])/5" office:value-type="float" office:value="82.3580892" calcext:value-type="float">
            <text:p>82,3580892</text:p>
          </table:table-cell>
          <table:table-cell table:style-name="ce8" table:formula="of:=SUM([.B4];[.B18];[.B32];[.B46])/4" office:value-type="float" office:value="71.9439135" calcext:value-type="float">
            <text:p>71,9439135</text:p>
          </table:table-cell>
          <table:table-cell table:style-name="ce8" table:formula="of:=SUM([.B4];[.G4];[.B18];[.G18];[.B32];[.G32];[.B46];[.G46];[.G60])/9" office:value-type="float" office:value="77.7295666666667" calcext:value-type="float">
            <text:p>77,7295666667</text:p>
          </table:table-cell>
        </table:table-row>
        <table:table-row table:style-name="ro1">
          <table:table-cell office:value-type="string" calcext:value-type="string">
            <text:p><text:s text:c="3"/>Todos <text:s text:c="7"/></text:p>
          </table:table-cell>
          <table:table-cell office:value-type="float" office:value="77.591493" calcext:value-type="float">
            <text:p>77,591493</text:p>
          </table:table-cell>
          <table:table-cell office:value-type="float" office:value="3.387543" calcext:value-type="float">
            <text:p>3,38754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3"/>Todos <text:s text:c="7"/></text:p>
          </table:table-cell>
          <table:table-cell office:value-type="float" office:value="66.015325" calcext:value-type="float">
            <text:p>66,015325</text:p>
          </table:table-cell>
          <table:table-cell office:value-type="float" office:value="5.621643" calcext:value-type="float">
            <text:p>5,621643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<text:s text:c="2"/>Aguçamento <text:s text:c="3"/></text:p>
          </table:table-cell>
          <table:table-cell table:style-name="ce6" table:formula="of:=SUM([.G5];[.G19];[.G33];[.G47];[.G61])/5" office:value-type="float" office:value="84.4735752" calcext:value-type="float">
            <text:p>84,4735752</text:p>
          </table:table-cell>
          <table:table-cell table:style-name="ce6" table:formula="of:=SUM([.B5];[.B19];[.B33];[.B47])/4" office:value-type="float" office:value="74.81765375" calcext:value-type="float">
            <text:p>74,81765375</text:p>
          </table:table-cell>
          <table:table-cell table:style-name="ce6" table:formula="of:=SUM([.B5];[.G5];[.B19];[.G19];[.B33];[.G33];[.B47];[.G47];[.G61])/9" office:value-type="float" office:value="80.1820545555556" calcext:value-type="float">
            <text:p>80,1820545556</text:p>
          </table:table-cell>
        </table:table-row>
        <table:table-row table:style-name="ro3">
          <table:table-cell office:value-type="string" calcext:value-type="string">
            <text:p><text:s text:c="2"/>Aguçamento <text:s text:c="3"/></text:p>
          </table:table-cell>
          <table:table-cell office:value-type="float" office:value="76.982412" calcext:value-type="float">
            <text:p>76,982412</text:p>
          </table:table-cell>
          <table:table-cell office:value-type="float" office:value="3.48275" calcext:value-type="float">
            <text:p>3,48275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<text:s text:c="2"/>Aguçamento <text:s text:c="3"/></text:p>
          </table:table-cell>
          <table:table-cell table:style-name="ce5" office:value-type="float" office:value="66.6843" calcext:value-type="float">
            <text:p>66,6843</text:p>
          </table:table-cell>
          <table:table-cell table:style-name="ce5" office:value-type="float" office:value="5.619944" calcext:value-type="float">
            <text:p>5,619944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<text:s text:c="2"/>Borramento <text:s text:c="3"/></text:p>
          </table:table-cell>
          <table:table-cell table:style-name="ce8" table:formula="of:=SUM([.G6];[.G20];[.G34];[.G48];[.G62])/5" office:value-type="float" office:value="82.164793" calcext:value-type="float">
            <text:p>82,164793</text:p>
          </table:table-cell>
          <table:table-cell table:style-name="ce12" table:formula="of:=SUM([.B6];[.B20];[.B34];[.B48])/4" office:value-type="float" office:value="74.55532025" calcext:value-type="float">
            <text:p>74,55532025</text:p>
          </table:table-cell>
          <table:table-cell table:style-name="ce8" table:formula="of:=SUM([.B6];[.G6];[.B20];[.G20];[.B34];[.G34];[.B48];[.G48];[.G62])/9" office:value-type="float" office:value="78.7828051111111" calcext:value-type="float">
            <text:p>78,7828051111</text:p>
          </table:table-cell>
        </table:table-row>
        <table:table-row table:style-name="ro3">
          <table:table-cell office:value-type="string" calcext:value-type="string">
            <text:p><text:s text:c="2"/>Borramento <text:s text:c="3"/></text:p>
          </table:table-cell>
          <table:table-cell office:value-type="float" office:value="75.736587" calcext:value-type="float">
            <text:p>75,736587</text:p>
          </table:table-cell>
          <table:table-cell office:value-type="float" office:value="3.812333" calcext:value-type="float">
            <text:p>3,81233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2"/>Borramento <text:s text:c="3"/></text:p>
          </table:table-cell>
          <table:table-cell office:value-type="float" office:value="62.18643" calcext:value-type="float">
            <text:p>62,18643</text:p>
          </table:table-cell>
          <table:table-cell office:value-type="float" office:value="6.509084" calcext:value-type="float">
            <text:p>6,509084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 text:c="2"/>Composição 16 </text:p>
          </table:table-cell>
          <table:table-cell table:style-name="ce8" table:formula="of:=SUM([.G7];[.G21];[.G35];[.G49];[.G63])/5" office:value-type="float" office:value="82.9778496" calcext:value-type="float">
            <text:p>82,9778496</text:p>
          </table:table-cell>
          <table:table-cell table:style-name="ce12" table:formula="of:=SUM([.B7];[.B21];[.B35];[.B49])/4" office:value-type="float" office:value="74.58191175" calcext:value-type="float">
            <text:p>74,58191175</text:p>
          </table:table-cell>
          <table:table-cell table:style-name="ce8" table:formula="of:=SUM([.B7];[.G7];[.B21];[.G21];[.B35];[.G35];[.B49];[.G49];[.G63])/9" office:value-type="float" office:value="79.2463216666667" calcext:value-type="float">
            <text:p>79,2463216667</text:p>
          </table:table-cell>
        </table:table-row>
        <table:table-row table:style-name="ro1">
          <table:table-cell office:value-type="string" calcext:value-type="string">
            <text:p><text:s text:c="2"/>Composição 16 </text:p>
          </table:table-cell>
          <table:table-cell office:value-type="float" office:value="75.742438" calcext:value-type="float">
            <text:p>75,742438</text:p>
          </table:table-cell>
          <table:table-cell office:value-type="float" office:value="3.823391" calcext:value-type="float">
            <text:p>3,82339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 text:c="2"/>Composição 16 </text:p>
          </table:table-cell>
          <table:table-cell office:value-type="float" office:value="63.225965" calcext:value-type="float">
            <text:p>63,225965</text:p>
          </table:table-cell>
          <table:table-cell office:value-type="float" office:value="7.920787" calcext:value-type="float">
            <text:p>7,920787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 text:c="2"/>Composição 4 <text:s/></text:p>
          </table:table-cell>
          <table:table-cell table:style-name="ce8" table:formula="of:=SUM([.G8];[.G22];[.G36];[.G50];[.G64])/5" office:value-type="float" office:value="83.1237382" calcext:value-type="float">
            <text:p>83,1237382</text:p>
          </table:table-cell>
          <table:table-cell table:style-name="ce12" table:formula="of:=SUM([.B8];[.B22];[.B36];[.B50])/4" office:value-type="float" office:value="74.667785" calcext:value-type="float">
            <text:p>74,667785</text:p>
          </table:table-cell>
          <table:table-cell table:style-name="ce8" table:formula="of:=SUM([.B8];[.G8];[.B22];[.G22];[.B36];[.G36];[.B50];[.G50];[.G64])/9" office:value-type="float" office:value="79.3655367777778" calcext:value-type="float">
            <text:p>79,3655367778</text:p>
          </table:table-cell>
        </table:table-row>
        <table:table-row table:style-name="ro1">
          <table:table-cell office:value-type="string" calcext:value-type="string">
            <text:p><text:s text:c="2"/>Composição 4 <text:s/></text:p>
          </table:table-cell>
          <table:table-cell office:value-type="float" office:value="75.787022" calcext:value-type="float">
            <text:p>75,787022</text:p>
          </table:table-cell>
          <table:table-cell office:value-type="float" office:value="3.794589" calcext:value-type="float">
            <text:p>3,79458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2"/>Composição 4 <text:s/></text:p>
          </table:table-cell>
          <table:table-cell office:value-type="float" office:value="63.824235" calcext:value-type="float">
            <text:p>63,824235</text:p>
          </table:table-cell>
          <table:table-cell office:value-type="float" office:value="5.621168" calcext:value-type="float">
            <text:p>5,621168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<text:s text:c="2"/>Limiares <text:s text:c="5"/></text:p>
          </table:table-cell>
          <table:table-cell table:style-name="ce12" table:formula="of:=SUM([.G9];[.G23];[.G37];[.G51];[.G65])/5" office:value-type="float" office:value="84.3324076" calcext:value-type="float">
            <text:p>84,3324076</text:p>
          </table:table-cell>
          <table:table-cell table:style-name="ce12" table:formula="of:=SUM([.B9];[.B23];[.B37];[.B51])/4" office:value-type="float" office:value="74.47247375" calcext:value-type="float">
            <text:p>74,47247375</text:p>
          </table:table-cell>
          <table:table-cell table:style-name="ce8" table:formula="of:=SUM([.B9];[.G9];[.B23];[.G23];[.B37];[.G37];[.B51];[.G51];[.G65])/9" office:value-type="float" office:value="79.9502147777778" calcext:value-type="float">
            <text:p>79,9502147778</text:p>
          </table:table-cell>
        </table:table-row>
        <table:table-row table:style-name="ro1">
          <table:table-cell office:value-type="string" calcext:value-type="string">
            <text:p><text:s text:c="2"/>Limiares <text:s text:c="5"/></text:p>
          </table:table-cell>
          <table:table-cell office:value-type="float" office:value="76.785628" calcext:value-type="float">
            <text:p>76,785628</text:p>
          </table:table-cell>
          <table:table-cell office:value-type="float" office:value="3.652596" calcext:value-type="float">
            <text:p>3,652596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2"/>Limiares <text:s text:c="5"/></text:p>
          </table:table-cell>
          <table:table-cell office:value-type="float" office:value="64.453515" calcext:value-type="float">
            <text:p>64,453515</text:p>
          </table:table-cell>
          <table:table-cell office:value-type="float" office:value="6.76944" calcext:value-type="float">
            <text:p>6,76944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<text:s text:c="2"/>Mistura <text:s text:c="6"/></text:p>
          </table:table-cell>
          <table:table-cell table:style-name="ce8" table:formula="of:=SUM([.G10];[.G24];[.G38];[.G52];[.G66])/5" office:value-type="float" office:value="83.1245816" calcext:value-type="float">
            <text:p>83,1245816</text:p>
          </table:table-cell>
          <table:table-cell table:style-name="ce12" table:formula="of:=SUM([.B10];[.B24];[.B38];[.B52])/4" office:value-type="float" office:value="74.0458865" calcext:value-type="float">
            <text:p>74,0458865</text:p>
          </table:table-cell>
          <table:table-cell table:style-name="ce8" table:formula="of:=SUM([.B10];[.G10];[.B24];[.G24];[.B38];[.G38];[.B52];[.G52];[.G66])/9" office:value-type="float" office:value="79.089606" calcext:value-type="float">
            <text:p>79,089606</text:p>
          </table:table-cell>
        </table:table-row>
        <table:table-row table:style-name="ro1">
          <table:table-cell office:value-type="string" calcext:value-type="string">
            <text:p><text:s text:c="2"/>Mistura <text:s text:c="6"/></text:p>
          </table:table-cell>
          <table:table-cell office:value-type="float" office:value="77.186702" calcext:value-type="float">
            <text:p>77,186702</text:p>
          </table:table-cell>
          <table:table-cell office:value-type="float" office:value="3.382386" calcext:value-type="float">
            <text:p>3,38238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 text:c="2"/>Mistura <text:s text:c="6"/></text:p>
          </table:table-cell>
          <table:table-cell office:value-type="float" office:value="59.50626" calcext:value-type="float">
            <text:p>59,50626</text:p>
          </table:table-cell>
          <table:table-cell office:value-type="float" office:value="6.472903" calcext:value-type="float">
            <text:p>6,472903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<text:s text:c="2"/>Ruído <text:s text:c="8"/></text:p>
          </table:table-cell>
          <table:table-cell table:style-name="ce8" table:formula="of:=SUM([.G11];[.G25];[.G39];[.G53];[.G67])/5" office:value-type="float" office:value="81.1792466" calcext:value-type="float">
            <text:p>81,1792466</text:p>
          </table:table-cell>
          <table:table-cell table:style-name="ce8" table:formula="of:=SUM([.B11];[.B25];[.B39];[.B53])/4" office:value-type="float" office:value="72.60963925" calcext:value-type="float">
            <text:p>72,60963925</text:p>
          </table:table-cell>
          <table:table-cell table:style-name="ce8" table:formula="of:=SUM([.B11];[.G11];[.B25];[.G25];[.B39];[.G39];[.B53];[.G53];[.G67])/9" office:value-type="float" office:value="77.3705322222222" calcext:value-type="float">
            <text:p>77,3705322222</text:p>
          </table:table-cell>
        </table:table-row>
        <table:table-row table:style-name="ro1">
          <table:table-cell office:value-type="string" calcext:value-type="string">
            <text:p><text:s text:c="2"/>Ruído <text:s text:c="8"/></text:p>
          </table:table-cell>
          <table:table-cell office:value-type="float" office:value="77.344959" calcext:value-type="float">
            <text:p>77,344959</text:p>
          </table:table-cell>
          <table:table-cell office:value-type="float" office:value="3.664212" calcext:value-type="float">
            <text:p>3,6642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2"/>Ruído <text:s text:c="8"/></text:p>
          </table:table-cell>
          <table:table-cell office:value-type="float" office:value="64.202075" calcext:value-type="float">
            <text:p>64,202075</text:p>
          </table:table-cell>
          <table:table-cell office:value-type="float" office:value="7.23161" calcext:value-type="float">
            <text:p>7,23161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<text:s text:c="2"/>Saliência <text:s text:c="4"/></text:p>
          </table:table-cell>
          <table:table-cell table:style-name="ce12" table:formula="of:=SUM([.G12];[.G26];[.G40];[.G54];[.G68])/5" office:value-type="float" office:value="84.1722384" calcext:value-type="float">
            <text:p>84,1722384</text:p>
          </table:table-cell>
          <table:table-cell table:style-name="ce12" table:formula="of:=SUM([.B12];[.B26];[.B40];[.B54])/4" office:value-type="float" office:value="74.248645" calcext:value-type="float">
            <text:p>74,248645</text:p>
          </table:table-cell>
          <table:table-cell table:style-name="ce8" table:formula="of:=SUM([.B12];[.G12];[.B26];[.G26];[.B40];[.G40];[.B54];[.G54];[.G68])/9" office:value-type="float" office:value="79.7617524444444" calcext:value-type="float">
            <text:p>79,7617524444</text:p>
          </table:table-cell>
        </table:table-row>
        <table:table-row table:style-name="ro1">
          <table:table-cell office:value-type="string" calcext:value-type="string">
            <text:p><text:s text:c="2"/>Saliência <text:s text:c="4"/></text:p>
          </table:table-cell>
          <table:table-cell office:value-type="float" office:value="76.587268" calcext:value-type="float">
            <text:p>76,587268</text:p>
          </table:table-cell>
          <table:table-cell office:value-type="float" office:value="3.600158" calcext:value-type="float">
            <text:p>3,60015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2"/>Saliência <text:s text:c="4"/></text:p>
          </table:table-cell>
          <table:table-cell office:value-type="float" office:value="66.26087" calcext:value-type="float">
            <text:p>66,26087</text:p>
          </table:table-cell>
          <table:table-cell office:value-type="float" office:value="5.732209" calcext:value-type="float">
            <text:p>5,732209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<text:s text:c="2"/>SMOTE Visual <text:s/></text:p>
          </table:table-cell>
          <table:table-cell table:style-name="ce8" table:formula="of:=SUM([.G13];[.G27];[.G41];[.G55];[.G69])/5" office:value-type="float" office:value="78.811666" calcext:value-type="float">
            <text:p>78,811666</text:p>
          </table:table-cell>
          <table:table-cell table:style-name="ce8" table:formula="of:=SUM([.B13];[.B27];[.B41];[.B55])/4" office:value-type="float" office:value="70.43960375" calcext:value-type="float">
            <text:p>70,43960375</text:p>
          </table:table-cell>
          <table:table-cell table:style-name="ce8" table:formula="of:=SUM([.B13];[.G13];[.B27];[.G27];[.B41];[.G41];[.B55];[.G55];[.G69])/9" office:value-type="float" office:value="75.0907494444445" calcext:value-type="float">
            <text:p>75,0907494444</text:p>
          </table:table-cell>
        </table:table-row>
        <table:table-row table:style-name="ro1">
          <table:table-cell office:value-type="string" calcext:value-type="string">
            <text:p><text:s text:c="2"/>SMOTE Visual <text:s/></text:p>
          </table:table-cell>
          <table:table-cell office:value-type="float" office:value="75.48617" calcext:value-type="float">
            <text:p>75,48617</text:p>
          </table:table-cell>
          <table:table-cell office:value-type="float" office:value="4.405685" calcext:value-type="float">
            <text:p>4,40568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s text:c="2"/>SMOTE Visual <text:s/></text:p>
          </table:table-cell>
          <table:table-cell office:value-type="float" office:value="59.51253" calcext:value-type="float">
            <text:p>59,51253</text:p>
          </table:table-cell>
          <table:table-cell office:value-type="float" office:value="7.737273" calcext:value-type="float">
            <text:p>7,737273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7" office:value-type="string" calcext:value-type="string">
            <text:p><text:s/>SMOTE <text:s text:c="9"/></text:p>
          </table:table-cell>
          <table:table-cell table:style-name="ce8" table:formula="of:=SUM([.G14];[.G28];[.G42];[.G56];[.G70])/5" office:value-type="float" office:value="79.0855006" calcext:value-type="float">
            <text:p>79,0855006</text:p>
          </table:table-cell>
          <table:table-cell table:style-name="ce8" table:formula="of:=SUM([.B14];[.B28];[.B42];[.B56])/4" office:value-type="float" office:value="73.329079" calcext:value-type="float">
            <text:p>73,329079</text:p>
          </table:table-cell>
          <table:table-cell table:style-name="ce8" table:formula="of:=SUM([.B14];[.G14];[.B28];[.G28];[.B42];[.G42];[.B56];[.G56];[.G70])/9" office:value-type="float" office:value="76.527091" calcext:value-type="float">
            <text:p>76,527091</text:p>
          </table:table-cell>
        </table:table-row>
        <table:table-row table:style-name="ro1">
          <table:table-cell table:style-name="ce2" office:value-type="string" calcext:value-type="string">
            <text:p><text:s/>SMOTE <text:s text:c="9"/></text:p>
          </table:table-cell>
          <table:table-cell table:style-name="ce5" office:value-type="float" office:value="77.755417" calcext:value-type="float">
            <text:p>77,755417</text:p>
          </table:table-cell>
          <table:table-cell table:style-name="ce5" office:value-type="float" office:value="3.529355" calcext:value-type="float">
            <text:p>3,529355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<text:s/>SMOTE <text:s text:c="9"/></text:p>
          </table:table-cell>
          <table:table-cell office:value-type="float" office:value="65.531135" calcext:value-type="float">
            <text:p>65,531135</text:p>
          </table:table-cell>
          <table:table-cell office:value-type="float" office:value="4.714502" calcext:value-type="float">
            <text:p>4,714502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Desbalanceado <text:s text:c="2"/></text:p>
          </table:table-cell>
          <table:table-cell table:style-name="ce8" table:formula="of:=SUM([.G15];[.G29];[.G43];[.G57];[.G71])/5" office:value-type="float" office:value="81.3143348" calcext:value-type="float">
            <text:p>81,3143348</text:p>
          </table:table-cell>
          <table:table-cell table:style-name="ce12" table:formula="of:=SUM([.B15];[.B29];[.B43];[.B57])/4" office:value-type="float" office:value="74.5515055" calcext:value-type="float">
            <text:p>74,5515055</text:p>
          </table:table-cell>
          <table:table-cell table:style-name="ce8" table:formula="of:=SUM([.B15];[.G15];[.B29];[.G29];[.B43];[.G43];[.B57];[.G57];[.G71])/9" office:value-type="float" office:value="78.3086328888889" calcext:value-type="float">
            <text:p>78,3086328889</text:p>
          </table:table-cell>
        </table:table-row>
        <table:table-row table:style-name="ro1">
          <table:table-cell office:value-type="string" calcext:value-type="string">
            <text:p>Desbalanceado <text:s text:c="2"/></text:p>
          </table:table-cell>
          <table:table-cell office:value-type="float" office:value="75.732382" calcext:value-type="float">
            <text:p>75,732382</text:p>
          </table:table-cell>
          <table:table-cell office:value-type="float" office:value="3.833682" calcext:value-type="float">
            <text:p>3,8336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esbalanceado <text:s text:c="2"/></text:p>
          </table:table-cell>
          <table:table-cell office:value-type="float" office:value="59.64009" calcext:value-type="float">
            <text:p>59,64009</text:p>
          </table:table-cell>
          <table:table-cell office:value-type="float" office:value="8.675836" calcext:value-type="float">
            <text:p>8,67583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2">
          <table:table-cell table:style-name="ce1" office:value-type="string" calcext:value-type="string">
            <text:p>PRODUCE</text:p>
          </table:table-cell>
          <table:table-cell table:number-columns-repeated="4"/>
          <table:table-cell table:style-name="ce1" office:value-type="string" calcext:value-type="string">
            <text:p>Eiffel and Rome</text:p>
          </table:table-cell>
          <table:table-cell table:number-columns-repeated="4"/>
          <table:table-cell table:style-name="ce6" office:value-type="string" calcext:value-type="string">
            <text:p>Métodos</text:p>
          </table:table-cell>
          <table:table-cell table:style-name="ce6" office:value-type="string" calcext:value-type="string">
            <text:p>Cenários de duas classes</text:p>
          </table:table-cell>
          <table:table-cell table:style-name="ce6" office:value-type="string" calcext:value-type="string">
            <text:p>Cenário Multiclasses</text:p>
          </table:table-cell>
          <table:table-cell table:style-name="ce6" office:value-type="string" calcext:value-type="string">
            <text:p>Todos</text:p>
          </table:table-cell>
        </table:table-row>
        <table:table-row table:style-name="ro2">
          <table:table-cell office:value-type="string" calcext:value-type="string">
            <text:p><text:s text:c="3"/>Todos <text:s text:c="7"/></text:p>
          </table:table-cell>
          <table:table-cell office:value-type="float" office:value="91.682606" calcext:value-type="float">
            <text:p>91,682606</text:p>
          </table:table-cell>
          <table:table-cell office:value-type="float" office:value="1.985052" calcext:value-type="float">
            <text:p>1,98505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3"/>Todos <text:s text:c="7"/></text:p>
          </table:table-cell>
          <table:table-cell office:value-type="float" office:value="88.61613" calcext:value-type="float">
            <text:p>88,61613</text:p>
          </table:table-cell>
          <table:table-cell office:value-type="float" office:value="1.952745" calcext:value-type="float">
            <text:p>1,952745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7" office:value-type="string" calcext:value-type="string">
            <text:p><text:s text:c="3"/>Todos <text:s text:c="7"/>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<text:s text:c="2"/>Aguçamento <text:s text:c="3"/></text:p>
          </table:table-cell>
          <table:table-cell office:value-type="float" office:value="91.463371" calcext:value-type="float">
            <text:p>91,463371</text:p>
          </table:table-cell>
          <table:table-cell office:value-type="float" office:value="2.039631" calcext:value-type="float">
            <text:p>2,0396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s text:c="2"/>Aguçamento <text:s text:c="3"/></text:p>
          </table:table-cell>
          <table:table-cell office:value-type="float" office:value="98.345625" calcext:value-type="float">
            <text:p>98,345625</text:p>
          </table:table-cell>
          <table:table-cell office:value-type="float" office:value="1.75518" calcext:value-type="float">
            <text:p>1,75518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 text:c="2"/>Aguçamento <text:s text:c="3"/></text:p>
          </table:table-cell>
          <table:table-cell table:style-name="ce9" office:value-type="float" office:value="16" calcext:value-type="float">
            <text:p>1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<text:s text:c="2"/>Borramento <text:s text:c="3"/></text:p>
          </table:table-cell>
          <table:table-cell office:value-type="float" office:value="91.493838" calcext:value-type="float">
            <text:p>91,493838</text:p>
          </table:table-cell>
          <table:table-cell office:value-type="float" office:value="2.022884" calcext:value-type="float">
            <text:p>2,02288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2"/>Borramento <text:s text:c="3"/></text:p>
          </table:table-cell>
          <table:table-cell office:value-type="float" office:value="97.17348" calcext:value-type="float">
            <text:p>97,17348</text:p>
          </table:table-cell>
          <table:table-cell office:value-type="float" office:value="2.760269" calcext:value-type="float">
            <text:p>2,760269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 text:c="2"/>Borramento <text:s text:c="3"/></text:p>
          </table:table-cell>
          <table:table-cell table:style-name="ce10" office:value-type="float" office:value="44" calcext:value-type="float">
            <text:p>4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<text:s text:c="2"/>Composição 16 </text:p>
          </table:table-cell>
          <table:table-cell office:value-type="float" office:value="91.476496" calcext:value-type="float">
            <text:p>91,476496</text:p>
          </table:table-cell>
          <table:table-cell office:value-type="float" office:value="2.037559" calcext:value-type="float">
            <text:p>2,03755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2"/>Composição 16 </text:p>
          </table:table-cell>
          <table:table-cell office:value-type="float" office:value="97.206953" calcext:value-type="float">
            <text:p>97,206953</text:p>
          </table:table-cell>
          <table:table-cell office:value-type="float" office:value="2.712589" calcext:value-type="float">
            <text:p>2,712589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<text:s text:c="2"/>Composição 16 </text:p>
          </table:table-cell>
          <table:table-cell table:style-name="ce10" office:value-type="float" office:value="37" calcext:value-type="float">
            <text:p>37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<text:s text:c="2"/>Composição 4 <text:s/></text:p>
          </table:table-cell>
          <table:table-cell office:value-type="float" office:value="91.478369" calcext:value-type="float">
            <text:p>91,478369</text:p>
          </table:table-cell>
          <table:table-cell office:value-type="float" office:value="2.021889" calcext:value-type="float">
            <text:p>2,02188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 text:c="2"/>Composição 4 <text:s/></text:p>
          </table:table-cell>
          <table:table-cell office:value-type="float" office:value="97.301088" calcext:value-type="float">
            <text:p>97,301088</text:p>
          </table:table-cell>
          <table:table-cell office:value-type="float" office:value="2.381761" calcext:value-type="float">
            <text:p>2,381761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<text:s text:c="2"/>Composição 4 <text:s/></text:p>
          </table:table-cell>
          <table:table-cell table:style-name="ce10" office:value-type="float" office:value="29" calcext:value-type="float">
            <text:p>2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<text:s text:c="2"/>Limiares <text:s text:c="5"/></text:p>
          </table:table-cell>
          <table:table-cell office:value-type="float" office:value="91.843197" calcext:value-type="float">
            <text:p>91,843197</text:p>
          </table:table-cell>
          <table:table-cell office:value-type="float" office:value="1.934367" calcext:value-type="float">
            <text:p>1,934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2"/>Limiares <text:s text:c="5"/></text:p>
          </table:table-cell>
          <table:table-cell office:value-type="float" office:value="98.62805" calcext:value-type="float">
            <text:p>98,62805</text:p>
          </table:table-cell>
          <table:table-cell office:value-type="float" office:value="1.14283" calcext:value-type="float">
            <text:p>1,14283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<text:s text:c="2"/>Limiares <text:s text:c="5"/></text:p>
          </table:table-cell>
          <table:table-cell table:style-name="ce11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9" office:value-type="float" office:value="35" calcext:value-type="float">
            <text:p>35</text:p>
          </table:table-cell>
        </table:table-row>
        <table:table-row table:style-name="ro2">
          <table:table-cell table:style-name="ce2" office:value-type="string" calcext:value-type="string">
            <text:p><text:s text:c="2"/>Mistura <text:s text:c="6"/></text:p>
          </table:table-cell>
          <table:table-cell table:style-name="ce5" office:value-type="float" office:value="91.985465" calcext:value-type="float">
            <text:p>91,985465</text:p>
          </table:table-cell>
          <table:table-cell table:style-name="ce5" office:value-type="float" office:value="1.949951" calcext:value-type="float">
            <text:p>1,94995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<text:s text:c="2"/>Mistura <text:s text:c="6"/></text:p>
          </table:table-cell>
          <table:table-cell table:style-name="ce5" office:value-type="float" office:value="99.112148" calcext:value-type="float">
            <text:p>99,112148</text:p>
          </table:table-cell>
          <table:table-cell table:style-name="ce5" office:value-type="float" office:value="0.83744" calcext:value-type="float">
            <text:p>0,83744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<text:s text:c="2"/>Mistura <text:s text:c="6"/></text:p>
          </table:table-cell>
          <table:table-cell table:style-name="ce10" office:value-type="float" office:value="25" calcext:value-type="float">
            <text:p>2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<text:s text:c="2"/>Ruído <text:s text:c="8"/></text:p>
          </table:table-cell>
          <table:table-cell office:value-type="float" office:value="91.489904" calcext:value-type="float">
            <text:p>91,489904</text:p>
          </table:table-cell>
          <table:table-cell office:value-type="float" office:value="2.028988" calcext:value-type="float">
            <text:p>2,02898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2"/>Ruído <text:s text:c="8"/></text:p>
          </table:table-cell>
          <table:table-cell office:value-type="float" office:value="91.499965" calcext:value-type="float">
            <text:p>91,499965</text:p>
          </table:table-cell>
          <table:table-cell office:value-type="float" office:value="1.762218" calcext:value-type="float">
            <text:p>1,762218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 text:c="2"/>Ruído <text:s text:c="8"/></text:p>
          </table:table-cell>
          <table:table-cell table:style-name="ce10" office:value-type="float" office:value="47" calcext:value-type="float">
            <text:p>4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<text:s text:c="2"/>Saliência <text:s text:c="4"/></text:p>
          </table:table-cell>
          <table:table-cell office:value-type="float" office:value="91.772214" calcext:value-type="float">
            <text:p>91,772214</text:p>
          </table:table-cell>
          <table:table-cell office:value-type="float" office:value="2.006734" calcext:value-type="float">
            <text:p>2,00673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 text:c="2"/>Saliência <text:s text:c="4"/></text:p>
          </table:table-cell>
          <table:table-cell office:value-type="float" office:value="98.246915" calcext:value-type="float">
            <text:p>98,246915</text:p>
          </table:table-cell>
          <table:table-cell office:value-type="float" office:value="1.526565" calcext:value-type="float">
            <text:p>1,526565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<text:s text:c="2"/>Saliência <text:s text:c="4"/></text:p>
          </table:table-cell>
          <table:table-cell table:style-name="ce10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<text:s text:c="2"/>SMOTE Visual <text:s/></text:p>
          </table:table-cell>
          <table:table-cell office:value-type="float" office:value="91.473853" calcext:value-type="float">
            <text:p>91,473853</text:p>
          </table:table-cell>
          <table:table-cell office:value-type="float" office:value="2.031678" calcext:value-type="float">
            <text:p>2,03167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 text:c="2"/>SMOTE Visual <text:s/></text:p>
          </table:table-cell>
          <table:table-cell office:value-type="float" office:value="82.963755" calcext:value-type="float">
            <text:p>82,963755</text:p>
          </table:table-cell>
          <table:table-cell office:value-type="float" office:value="2.678785" calcext:value-type="float">
            <text:p>2,678785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<text:s text:c="2"/>SMOTE Visual <text:s/></text:p>
          </table:table-cell>
          <table:table-cell table:style-name="ce10" office:value-type="float" office:value="47" calcext:value-type="float">
            <text:p>47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<text:s/>SMOTE <text:s text:c="9"/></text:p>
          </table:table-cell>
          <table:table-cell office:value-type="float" office:value="91.869133" calcext:value-type="float">
            <text:p>91,869133</text:p>
          </table:table-cell>
          <table:table-cell office:value-type="float" office:value="1.952464" calcext:value-type="float">
            <text:p>1,95246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SMOTE <text:s text:c="9"/></text:p>
          </table:table-cell>
          <table:table-cell office:value-type="float" office:value="98.471765" calcext:value-type="float">
            <text:p>98,471765</text:p>
          </table:table-cell>
          <table:table-cell office:value-type="float" office:value="0.788747" calcext:value-type="float">
            <text:p>0,788747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<text:s/>SMOTE <text:s text:c="9"/></text:p>
          </table:table-cell>
          <table:table-cell table:style-name="ce10" office:value-type="float" office:value="29" calcext:value-type="float">
            <text:p>29</text:p>
          </table:table-cell>
          <table:table-cell table:style-name="ce9" office:value-type="float" office:value="13" calcext:value-type="float">
            <text:p>13</text:p>
          </table:table-cell>
          <table:table-cell table:style-name="ce8"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Desbalanceado <text:s text:c="2"/></text:p>
          </table:table-cell>
          <table:table-cell office:value-type="float" office:value="91.489904" calcext:value-type="float">
            <text:p>91,489904</text:p>
          </table:table-cell>
          <table:table-cell office:value-type="float" office:value="2.028988" calcext:value-type="float">
            <text:p>2,02898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sbalanceado <text:s text:c="2"/></text:p>
          </table:table-cell>
          <table:table-cell office:value-type="float" office:value="97.17348" calcext:value-type="float">
            <text:p>97,17348</text:p>
          </table:table-cell>
          <table:table-cell office:value-type="float" office:value="2.760269" calcext:value-type="float">
            <text:p>2,760269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esbalanceado <text:s text:c="2"/></text:p>
          </table:table-cell>
          <table:table-cell table:style-name="ce10" office:value-type="float" office:value="52" calcext:value-type="float">
            <text:p>52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86" calcext:value-type="float">
            <text:p>8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Trafalgar, Madeleine and Pantheon</text:p>
          </table:table-cell>
          <table:table-cell table:number-columns-repeated="4"/>
          <table:table-cell table:style-name="ce1" office:value-type="string" calcext:value-type="string">
            <text:p>Deer and Shi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3"/>Todos <text:s text:c="7"/></text:p>
          </table:table-cell>
          <table:table-cell office:value-type="float" office:value="57.285167" calcext:value-type="float">
            <text:p>57,285167</text:p>
          </table:table-cell>
          <table:table-cell office:value-type="float" office:value="6.383771" calcext:value-type="float">
            <text:p>6,3837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 text:c="3"/>Todos <text:s text:c="7"/></text:p>
          </table:table-cell>
          <table:table-cell office:value-type="float" office:value="88.939785" calcext:value-type="float">
            <text:p>88,939785</text:p>
          </table:table-cell>
          <table:table-cell office:value-type="float" office:value="1.035462" calcext:value-type="float">
            <text:p>1,03546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office:value-type="string" calcext:value-type="string">
            <text:p>Cenários de duas classes</text:p>
          </table:table-cell>
          <table:table-cell table:style-name="ce6" office:value-type="string" calcext:value-type="string">
            <text:p>Cenário Multiclasses</text:p>
          </table:table-cell>
          <table:table-cell table:style-name="ce6" office:value-type="string" calcext:value-type="string">
            <text:p>Todos</text:p>
          </table:table-cell>
        </table:table-row>
        <table:table-row table:style-name="ro2">
          <table:table-cell office:value-type="string" calcext:value-type="string">
            <text:p><text:s text:c="2"/>Aguçamento <text:s text:c="3"/></text:p>
          </table:table-cell>
          <table:table-cell office:value-type="float" office:value="69.726448" calcext:value-type="float">
            <text:p>69,726448</text:p>
          </table:table-cell>
          <table:table-cell office:value-type="float" office:value="8.069939" calcext:value-type="float">
            <text:p>8,069939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<text:s text:c="2"/>Aguçamento <text:s text:c="3"/></text:p>
          </table:table-cell>
          <table:table-cell table:style-name="ce5" office:value-type="float" office:value="89.473075" calcext:value-type="float">
            <text:p>89,473075</text:p>
          </table:table-cell>
          <table:table-cell table:style-name="ce5" office:value-type="float" office:value="0.961293" calcext:value-type="float">
            <text:p>0,961293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8"/>
          <table:table-cell table:style-name="ce8" table:formula="of:=CONCATENATE([.K32]; &quot;(&quot;; [.L32]; &quot;)&quot;)" office:value-type="string" office:string-value="   Todos        (25)" calcext:value-type="string">
            <text:p><text:s text:c="3"/>Todos <text:s text:c="7"/>(25)</text:p>
          </table:table-cell>
          <table:table-cell table:style-name="ce8" table:formula="of:=CONCATENATE([.K32]; &quot;(&quot;; [.M32]; &quot;)&quot;)" office:value-type="string" office:string-value="   Todos        (22)" calcext:value-type="string">
            <text:p><text:s text:c="3"/>Todos <text:s text:c="7"/>(22)</text:p>
          </table:table-cell>
          <table:table-cell table:style-name="ce8" table:formula="of:=CONCATENATE([.K32]; &quot;(&quot;; [.N32]; &quot;)&quot;)" office:value-type="string" office:string-value="   Todos        (47)" calcext:value-type="string">
            <text:p><text:s text:c="3"/>Todos <text:s text:c="7"/>(47)</text:p>
          </table:table-cell>
        </table:table-row>
        <table:table-row table:style-name="ro2">
          <table:table-cell office:value-type="string" calcext:value-type="string">
            <text:p><text:s text:c="2"/>Borramento <text:s text:c="3"/></text:p>
          </table:table-cell>
          <table:table-cell office:value-type="float" office:value="70.62148" calcext:value-type="float">
            <text:p>70,62148</text:p>
          </table:table-cell>
          <table:table-cell office:value-type="float" office:value="8.314352" calcext:value-type="float">
            <text:p>8,31435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2"/>Borramento <text:s text:c="3"/></text:p>
          </table:table-cell>
          <table:table-cell office:value-type="float" office:value="88.15053" calcext:value-type="float">
            <text:p>88,15053</text:p>
          </table:table-cell>
          <table:table-cell office:value-type="float" office:value="1.00692" calcext:value-type="float">
            <text:p>1,00692</text:p>
          </table:table-cell>
          <table:table-cell office:value-type="float" office:value="7" calcext:value-type="float">
            <text:p>7</text:p>
          </table:table-cell>
          <table:table-cell/>
          <table:table-cell table:style-name="ce9"/>
          <table:table-cell table:style-name="ce8" table:formula="of:=CONCATENATE([.K33]; &quot;(&quot;; [.L33]; &quot;)&quot;)" office:value-type="string" office:string-value="  Aguçamento    (16)" calcext:value-type="string">
            <text:p><text:s text:c="2"/>Aguçamento <text:s text:c="3"/>(16)</text:p>
          </table:table-cell>
          <table:table-cell table:style-name="ce8" table:formula="of:=CONCATENATE([.K33]; &quot;(&quot;; [.M33]; &quot;)&quot;)" office:value-type="string" office:string-value="  Aguçamento    (27)" calcext:value-type="string">
            <text:p><text:s text:c="2"/>Aguçamento <text:s text:c="3"/>(27)</text:p>
          </table:table-cell>
          <table:table-cell table:style-name="ce8" table:formula="of:=CONCATENATE([.K33]; &quot;(&quot;; [.N33]; &quot;)&quot;)" office:value-type="string" office:string-value="  Aguçamento    (43)" calcext:value-type="string">
            <text:p><text:s text:c="2"/>Aguçamento <text:s text:c="3"/>(43)</text:p>
          </table:table-cell>
        </table:table-row>
        <table:table-row table:style-name="ro2">
          <table:table-cell office:value-type="string" calcext:value-type="string">
            <text:p><text:s text:c="2"/>Composição 16 </text:p>
          </table:table-cell>
          <table:table-cell office:value-type="float" office:value="70.478478" calcext:value-type="float">
            <text:p>70,478478</text:p>
          </table:table-cell>
          <table:table-cell office:value-type="float" office:value="8.3661" calcext:value-type="float">
            <text:p>8,36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 text:c="2"/>Composição 16 </text:p>
          </table:table-cell>
          <table:table-cell office:value-type="float" office:value="88.086065" calcext:value-type="float">
            <text:p>88,086065</text:p>
          </table:table-cell>
          <table:table-cell office:value-type="float" office:value="0.987147" calcext:value-type="float">
            <text:p>0,98714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style-name="ce8" table:formula="of:=CONCATENATE([.K34]; &quot;(&quot;; [.L34]; &quot;)&quot;)" office:value-type="string" office:string-value="  Borramento    (44)" calcext:value-type="string">
            <text:p><text:s text:c="2"/>Borramento <text:s text:c="3"/>(44)</text:p>
          </table:table-cell>
          <table:table-cell table:style-name="ce8" table:formula="of:=CONCATENATE([.K34]; &quot;(&quot;; [.M34]; &quot;)&quot;)" office:value-type="string" office:string-value="  Borramento    (29)" calcext:value-type="string">
            <text:p><text:s text:c="2"/>Borramento <text:s text:c="3"/>(29)</text:p>
          </table:table-cell>
          <table:table-cell table:style-name="ce8" table:formula="of:=CONCATENATE([.K34]; &quot;(&quot;; [.N34]; &quot;)&quot;)" office:value-type="string" office:string-value="  Borramento    (73)" calcext:value-type="string">
            <text:p><text:s text:c="2"/>Borramento <text:s text:c="3"/>(73)</text:p>
          </table:table-cell>
        </table:table-row>
        <table:table-row table:style-name="ro2">
          <table:table-cell table:style-name="ce2" office:value-type="string" calcext:value-type="string">
            <text:p><text:s text:c="2"/>Composição 4 <text:s/></text:p>
          </table:table-cell>
          <table:table-cell table:style-name="ce5" office:value-type="float" office:value="70.837125" calcext:value-type="float">
            <text:p>70,837125</text:p>
          </table:table-cell>
          <table:table-cell table:style-name="ce5" office:value-type="float" office:value="7.811876" calcext:value-type="float">
            <text:p>7,811876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Composição 4 <text:s/></text:p>
          </table:table-cell>
          <table:table-cell office:value-type="float" office:value="88.360675" calcext:value-type="float">
            <text:p>88,360675</text:p>
          </table:table-cell>
          <table:table-cell office:value-type="float" office:value="0.949842" calcext:value-type="float">
            <text:p>0,949842</text:p>
          </table:table-cell>
          <table:table-cell office:value-type="float" office:value="6" calcext:value-type="float">
            <text:p>6</text:p>
          </table:table-cell>
          <table:table-cell/>
          <table:table-cell table:style-name="ce10"/>
          <table:table-cell table:style-name="ce8" table:formula="of:=CONCATENATE([.K35]; &quot;(&quot;; [.L35]; &quot;)&quot;)" office:value-type="string" office:string-value="  Composição 16 (37)" calcext:value-type="string">
            <text:p><text:s text:c="2"/>Composição 16 (37)</text:p>
          </table:table-cell>
          <table:table-cell table:style-name="ce8" table:formula="of:=CONCATENATE([.K35]; &quot;(&quot;; [.M35]; &quot;)&quot;)" office:value-type="string" office:string-value="  Composição 16 (32)" calcext:value-type="string">
            <text:p><text:s text:c="2"/>Composição 16 (32)</text:p>
          </table:table-cell>
          <table:table-cell table:style-name="ce8" table:formula="of:=CONCATENATE([.K35]; &quot;(&quot;; [.N35]; &quot;)&quot;)" office:value-type="string" office:string-value="  Composição 16 (69)" calcext:value-type="string">
            <text:p><text:s text:c="2"/>Composição 16 (69)</text:p>
          </table:table-cell>
        </table:table-row>
        <table:table-row table:style-name="ro2">
          <table:table-cell office:value-type="string" calcext:value-type="string">
            <text:p><text:s text:c="2"/>Limiares <text:s text:c="5"/></text:p>
          </table:table-cell>
          <table:table-cell office:value-type="float" office:value="67.965067" calcext:value-type="float">
            <text:p>67,965067</text:p>
          </table:table-cell>
          <table:table-cell office:value-type="float" office:value="5.699239" calcext:value-type="float">
            <text:p>5,69923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2"/>Limiares <text:s text:c="5"/></text:p>
          </table:table-cell>
          <table:table-cell office:value-type="float" office:value="89.356875" calcext:value-type="float">
            <text:p>89,356875</text:p>
          </table:table-cell>
          <table:table-cell office:value-type="float" office:value="0.942907" calcext:value-type="float">
            <text:p>0,942907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/>
          <table:table-cell table:style-name="ce8" table:formula="of:=CONCATENATE([.K36]; &quot;(&quot;; [.L36]; &quot;)&quot;)" office:value-type="string" office:string-value="  Composição 4  (29)" calcext:value-type="string">
            <text:p><text:s text:c="2"/>Composição 4 <text:s/>(29)</text:p>
          </table:table-cell>
          <table:table-cell table:style-name="ce8" table:formula="of:=CONCATENATE([.K36]; &quot;(&quot;; [.M36]; &quot;)&quot;)" office:value-type="string" office:string-value="  Composição 4  (28)" calcext:value-type="string">
            <text:p><text:s text:c="2"/>Composição 4 <text:s/>(28)</text:p>
          </table:table-cell>
          <table:table-cell table:style-name="ce8" table:formula="of:=CONCATENATE([.K36]; &quot;(&quot;; [.N36]; &quot;)&quot;)" office:value-type="string" office:string-value="  Composição 4  (57)" calcext:value-type="string">
            <text:p><text:s text:c="2"/>Composição 4 <text:s/>(57)</text:p>
          </table:table-cell>
        </table:table-row>
        <table:table-row table:style-name="ro2">
          <table:table-cell office:value-type="string" calcext:value-type="string">
            <text:p><text:s text:c="2"/>Mistura <text:s text:c="6"/></text:p>
          </table:table-cell>
          <table:table-cell office:value-type="float" office:value="65.644708" calcext:value-type="float">
            <text:p>65,644708</text:p>
          </table:table-cell>
          <table:table-cell office:value-type="float" office:value="6.112751" calcext:value-type="float">
            <text:p>6,11275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2"/>Mistura <text:s text:c="6"/></text:p>
          </table:table-cell>
          <table:table-cell office:value-type="float" office:value="89.445505" calcext:value-type="float">
            <text:p>89,445505</text:p>
          </table:table-cell>
          <table:table-cell office:value-type="float" office:value="0.939809" calcext:value-type="float">
            <text:p>0,939809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"/>
          <table:table-cell table:style-name="ce8" table:formula="of:=CONCATENATE([.K37]; &quot;(&quot;; [.L37]; &quot;)&quot;)" office:value-type="string" office:string-value="  Limiares      (17)" calcext:value-type="string">
            <text:p><text:s text:c="2"/>Limiares <text:s text:c="5"/>(17)</text:p>
          </table:table-cell>
          <table:table-cell table:style-name="ce8" table:formula="of:=CONCATENATE([.K37]; &quot;(&quot;; [.M37]; &quot;)&quot;)" office:value-type="string" office:string-value="  Limiares      (18)" calcext:value-type="string">
            <text:p><text:s text:c="2"/>Limiares <text:s text:c="5"/>(18)</text:p>
          </table:table-cell>
          <table:table-cell table:style-name="ce8" table:formula="of:=CONCATENATE([.K37]; &quot;(&quot;; [.N37]; &quot;)&quot;)" office:value-type="string" office:string-value="  Limiares      (35)" calcext:value-type="string">
            <text:p><text:s text:c="2"/>Limiares <text:s text:c="5"/>(35)</text:p>
          </table:table-cell>
        </table:table-row>
        <table:table-row table:style-name="ro2">
          <table:table-cell office:value-type="string" calcext:value-type="string">
            <text:p><text:s text:c="2"/>Ruído <text:s text:c="8"/></text:p>
          </table:table-cell>
          <table:table-cell office:value-type="float" office:value="60.77781" calcext:value-type="float">
            <text:p>60,77781</text:p>
          </table:table-cell>
          <table:table-cell office:value-type="float" office:value="8.25764" calcext:value-type="float">
            <text:p>8,257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2"/>Ruído <text:s text:c="8"/></text:p>
          </table:table-cell>
          <table:table-cell office:value-type="float" office:value="86.76219" calcext:value-type="float">
            <text:p>86,76219</text:p>
          </table:table-cell>
          <table:table-cell office:value-type="float" office:value="1.165064" calcext:value-type="float">
            <text:p>1,165064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0"/>
          <table:table-cell table:style-name="ce8" table:formula="of:=CONCATENATE([.K38]; &quot;(&quot;; [.L38]; &quot;)&quot;)" office:value-type="string" office:string-value="  Mistura       (25)" calcext:value-type="string">
            <text:p><text:s text:c="2"/>Mistura <text:s text:c="6"/>(25)</text:p>
          </table:table-cell>
          <table:table-cell table:style-name="ce8" table:formula="of:=CONCATENATE([.K38]; &quot;(&quot;; [.M38]; &quot;)&quot;)" office:value-type="string" office:string-value="  Mistura       (14)" calcext:value-type="string">
            <text:p><text:s text:c="2"/>Mistura <text:s text:c="6"/>(14)</text:p>
          </table:table-cell>
          <table:table-cell table:style-name="ce8" table:formula="of:=CONCATENATE([.K38]; &quot;(&quot;; [.N38]; &quot;)&quot;)" office:value-type="string" office:string-value="  Mistura       (39)" calcext:value-type="string">
            <text:p><text:s text:c="2"/>Mistura <text:s text:c="6"/>(39)</text:p>
          </table:table-cell>
        </table:table-row>
        <table:table-row table:style-name="ro2">
          <table:table-cell office:value-type="string" calcext:value-type="string">
            <text:p><text:s text:c="2"/>Saliência <text:s text:c="4"/></text:p>
          </table:table-cell>
          <table:table-cell office:value-type="float" office:value="67.58411" calcext:value-type="float">
            <text:p>67,58411</text:p>
          </table:table-cell>
          <table:table-cell office:value-type="float" office:value="6.23671" calcext:value-type="float">
            <text:p>6,2367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2"/>Saliência <text:s text:c="4"/></text:p>
          </table:table-cell>
          <table:table-cell office:value-type="float" office:value="88.136675" calcext:value-type="float">
            <text:p>88,136675</text:p>
          </table:table-cell>
          <table:table-cell office:value-type="float" office:value="0.988034" calcext:value-type="float">
            <text:p>0,988034</text:p>
          </table:table-cell>
          <table:table-cell office:value-type="float" office:value="8" calcext:value-type="float">
            <text:p>8</text:p>
          </table:table-cell>
          <table:table-cell/>
          <table:table-cell table:style-name="ce10"/>
          <table:table-cell table:style-name="ce8" table:formula="of:=CONCATENATE([.K39]; &quot;(&quot;; [.L39]; &quot;)&quot;)" office:value-type="string" office:string-value="  Ruído         (47)" calcext:value-type="string">
            <text:p><text:s text:c="2"/>Ruído <text:s text:c="8"/>(47)</text:p>
          </table:table-cell>
          <table:table-cell table:style-name="ce8" table:formula="of:=CONCATENATE([.K39]; &quot;(&quot;; [.M39]; &quot;)&quot;)" office:value-type="string" office:string-value="  Ruído         (28)" calcext:value-type="string">
            <text:p><text:s text:c="2"/>Ruído <text:s text:c="8"/>(28)</text:p>
          </table:table-cell>
          <table:table-cell table:style-name="ce8" table:formula="of:=CONCATENATE([.K39]; &quot;(&quot;; [.N39]; &quot;)&quot;)" office:value-type="string" office:string-value="  Ruído         (75)" calcext:value-type="string">
            <text:p><text:s text:c="2"/>Ruído <text:s text:c="8"/>(75)</text:p>
          </table:table-cell>
        </table:table-row>
        <table:table-row table:style-name="ro2">
          <table:table-cell office:value-type="string" calcext:value-type="string">
            <text:p><text:s text:c="2"/>SMOTE Visual <text:s/></text:p>
          </table:table-cell>
          <table:table-cell office:value-type="float" office:value="53.91227" calcext:value-type="float">
            <text:p>53,91227</text:p>
          </table:table-cell>
          <table:table-cell office:value-type="float" office:value="7.907406" calcext:value-type="float">
            <text:p>7,9074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s text:c="2"/>SMOTE Visual <text:s/></text:p>
          </table:table-cell>
          <table:table-cell office:value-type="float" office:value="88.395965" calcext:value-type="float">
            <text:p>88,395965</text:p>
          </table:table-cell>
          <table:table-cell office:value-type="float" office:value="1.081594" calcext:value-type="float">
            <text:p>1,08159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"/>
          <table:table-cell table:style-name="ce8" table:formula="of:=CONCATENATE([.K40]; &quot;(&quot;; [.L40]; &quot;)&quot;)" office:value-type="string" office:string-value="  Saliência     (22)" calcext:value-type="string">
            <text:p><text:s text:c="2"/>Saliência <text:s text:c="4"/>(22)</text:p>
          </table:table-cell>
          <table:table-cell table:style-name="ce8" table:formula="of:=CONCATENATE([.K40]; &quot;(&quot;; [.M40]; &quot;)&quot;)" office:value-type="string" office:string-value="  Saliência     (24)" calcext:value-type="string">
            <text:p><text:s text:c="2"/>Saliência <text:s text:c="4"/>(24)</text:p>
          </table:table-cell>
          <table:table-cell table:style-name="ce8" table:formula="of:=CONCATENATE([.K40]; &quot;(&quot;; [.N40]; &quot;)&quot;)" office:value-type="string" office:string-value="  Saliência     (46)" calcext:value-type="string">
            <text:p><text:s text:c="2"/>Saliência <text:s text:c="4"/>(46)</text:p>
          </table:table-cell>
        </table:table-row>
        <table:table-row table:style-name="ro2">
          <table:table-cell office:value-type="string" calcext:value-type="string">
            <text:p><text:s/>SMOTE <text:s text:c="9"/></text:p>
          </table:table-cell>
          <table:table-cell office:value-type="float" office:value="62.32287" calcext:value-type="float">
            <text:p>62,32287</text:p>
          </table:table-cell>
          <table:table-cell office:value-type="float" office:value="5.726037" calcext:value-type="float">
            <text:p>5,72603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/>SMOTE <text:s text:c="9"/></text:p>
          </table:table-cell>
          <table:table-cell office:value-type="float" office:value="63.183905" calcext:value-type="float">
            <text:p>63,183905</text:p>
          </table:table-cell>
          <table:table-cell office:value-type="float" office:value="2.355925" calcext:value-type="float">
            <text:p>2,355925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0"/>
          <table:table-cell table:style-name="ce8" table:formula="of:=CONCATENATE([.K41]; &quot;(&quot;; [.L41]; &quot;)&quot;)" office:value-type="string" office:string-value="  SMOTE Visual  (47)" calcext:value-type="string">
            <text:p><text:s text:c="2"/>SMOTE Visual <text:s/>(47)</text:p>
          </table:table-cell>
          <table:table-cell table:style-name="ce8" table:formula="of:=CONCATENATE([.K41]; &quot;(&quot;; [.M41]; &quot;)&quot;)" office:value-type="string" office:string-value="  SMOTE Visual  (42)" calcext:value-type="string">
            <text:p><text:s text:c="2"/>SMOTE Visual <text:s/>(42)</text:p>
          </table:table-cell>
          <table:table-cell table:style-name="ce8" table:formula="of:=CONCATENATE([.K41]; &quot;(&quot;; [.N41]; &quot;)&quot;)" office:value-type="string" office:string-value="  SMOTE Visual  (89)" calcext:value-type="string">
            <text:p><text:s text:c="2"/>SMOTE Visual <text:s/>(89)</text:p>
          </table:table-cell>
        </table:table-row>
        <table:table-row table:style-name="ro2">
          <table:table-cell office:value-type="string" calcext:value-type="string">
            <text:p>Desbalanceado <text:s text:c="2"/></text:p>
          </table:table-cell>
          <table:table-cell office:value-type="float" office:value="70.62148" calcext:value-type="float">
            <text:p>70,62148</text:p>
          </table:table-cell>
          <table:table-cell office:value-type="float" office:value="8.314352" calcext:value-type="float">
            <text:p>8,31435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balanceado <text:s text:c="2"/></text:p>
          </table:table-cell>
          <table:table-cell office:value-type="float" office:value="88.12131" calcext:value-type="float">
            <text:p>88,12131</text:p>
          </table:table-cell>
          <table:table-cell office:value-type="float" office:value="0.985599" calcext:value-type="float">
            <text:p>0,985599</text:p>
          </table:table-cell>
          <table:table-cell office:value-type="float" office:value="9" calcext:value-type="float">
            <text:p>9</text:p>
          </table:table-cell>
          <table:table-cell/>
          <table:table-cell table:style-name="ce10"/>
          <table:table-cell table:style-name="ce8" table:formula="of:=CONCATENATE([.K42]; &quot;(&quot;; [.L42]; &quot;)&quot;)" office:value-type="string" office:string-value=" SMOTE          (29)" calcext:value-type="string">
            <text:p><text:s/>SMOTE <text:s text:c="9"/>(29)</text:p>
          </table:table-cell>
          <table:table-cell table:style-name="ce8" table:formula="of:=CONCATENATE([.K42]; &quot;(&quot;; [.M42]; &quot;)&quot;)" office:value-type="string" office:string-value=" SMOTE          (13)" calcext:value-type="string">
            <text:p><text:s/>SMOTE <text:s text:c="9"/>(13)</text:p>
          </table:table-cell>
          <table:table-cell table:style-name="ce8" table:formula="of:=CONCATENATE([.K42]; &quot;(&quot;; [.N42]; &quot;)&quot;)" office:value-type="string" office:string-value=" SMOTE          (42)" calcext:value-type="string">
            <text:p><text:s/>SMOTE <text:s text:c="9"/>(42)</text:p>
          </table:table-cell>
        </table:table-row>
        <table:table-row table:style-name="ro2">
          <table:table-cell table:number-columns-repeated="10"/>
          <table:table-cell table:style-name="ce10"/>
          <table:table-cell table:style-name="ce8" table:formula="of:=CONCATENATE([.K43]; &quot;(&quot;; [.L43]; &quot;)&quot;)" office:value-type="string" office:string-value="Desbalanceado   (52)" calcext:value-type="string">
            <text:p>Desbalanceado <text:s text:c="2"/>(52)</text:p>
          </table:table-cell>
          <table:table-cell table:style-name="ce8" table:formula="of:=CONCATENATE([.K43]; &quot;(&quot;; [.M43]; &quot;)&quot;)" office:value-type="string" office:string-value="Desbalanceado   (34)" calcext:value-type="string">
            <text:p>Desbalanceado <text:s text:c="2"/>(34)</text:p>
          </table:table-cell>
          <table:table-cell table:style-name="ce8" table:formula="of:=CONCATENATE([.K43]; &quot;(&quot;; [.N43]; &quot;)&quot;)" office:value-type="string" office:string-value="Desbalanceado   (86)" calcext:value-type="string">
            <text:p>Desbalanceado <text:s text:c="2"/>(86)</text:p>
          </table:table-cell>
        </table:table-row>
        <table:table-row table:style-name="ro2">
          <table:table-cell table:number-columns-repeated="5"/>
          <table:table-cell table:style-name="ce1" office:value-type="string" calcext:value-type="string">
            <text:p>Shark and Fish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 text:c="3"/>Todos <text:s text:c="7"/></text:p>
          </table:table-cell>
          <table:table-cell office:value-type="float" office:value="77.128293" calcext:value-type="float">
            <text:p>77,128293</text:p>
          </table:table-cell>
          <table:table-cell office:value-type="float" office:value="2.064232" calcext:value-type="float">
            <text:p>2,06423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<text:s text:c="2"/>Aguçamento <text:s text:c="3"/></text:p>
          </table:table-cell>
          <table:table-cell office:value-type="float" office:value="76.862198" calcext:value-type="float">
            <text:p>76,862198</text:p>
          </table:table-cell>
          <table:table-cell office:value-type="float" office:value="1.786898" calcext:value-type="float">
            <text:p>1,78689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<text:s text:c="2"/>Borramento <text:s text:c="3"/></text:p>
          </table:table-cell>
          <table:table-cell office:value-type="float" office:value="73.919025" calcext:value-type="float">
            <text:p>73,919025</text:p>
          </table:table-cell>
          <table:table-cell office:value-type="float" office:value="1.942236" calcext:value-type="float">
            <text:p>1,94223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 text:c="2"/>Composição 16 </text:p>
          </table:table-cell>
          <table:table-cell office:value-type="float" office:value="75.43596" calcext:value-type="float">
            <text:p>75,43596</text:p>
          </table:table-cell>
          <table:table-cell office:value-type="float" office:value="2.254193" calcext:value-type="float">
            <text:p>2,25419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office:value-type="string" calcext:value-type="string">
            <text:p>Cenários de duas classes</text:p>
          </table:table-cell>
          <table:table-cell table:style-name="ce6" office:value-type="string" calcext:value-type="string">
            <text:p>Cenário Multiclasses</text:p>
          </table:table-cell>
          <table:table-cell table:style-name="ce6" office:value-type="string" calcext:value-type="string">
            <text:p>Todo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<text:s text:c="2"/>Composição 4 <text:s/></text:p>
          </table:table-cell>
          <table:table-cell office:value-type="float" office:value="74.359165" calcext:value-type="float">
            <text:p>74,359165</text:p>
          </table:table-cell>
          <table:table-cell office:value-type="float" office:value="1.974563" calcext:value-type="float">
            <text:p>1,97456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7" office:value-type="string" calcext:value-type="string">
            <text:p>Aguçamento (16)</text:p>
          </table:table-cell>
          <table:table-cell table:style-name="ce7" office:value-type="string" calcext:value-type="string">
            <text:p>SMOTE (13)</text:p>
          </table:table-cell>
          <table:table-cell table:style-name="ce7" office:value-type="string" calcext:value-type="string">
            <text:p>Limiares (35)</text:p>
          </table:table-cell>
        </table:table-row>
        <table:table-row table:style-name="ro2">
          <table:table-cell table:number-columns-repeated="5"/>
          <table:table-cell table:style-name="ce2" office:value-type="string" calcext:value-type="string">
            <text:p><text:s text:c="2"/>Limiares <text:s text:c="5"/></text:p>
          </table:table-cell>
          <table:table-cell table:style-name="ce5" office:value-type="float" office:value="78.330465" calcext:value-type="float">
            <text:p>78,330465</text:p>
          </table:table-cell>
          <table:table-cell table:style-name="ce5" office:value-type="float" office:value="1.768789" calcext:value-type="float">
            <text:p>1,76878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7" office:value-type="string" calcext:value-type="string">
            <text:p>Limiares (17)</text:p>
          </table:table-cell>
          <table:table-cell table:style-name="ce7" office:value-type="string" calcext:value-type="string">
            <text:p>Mistura (14)</text:p>
          </table:table-cell>
          <table:table-cell table:style-name="ce7" office:value-type="string" calcext:value-type="string">
            <text:p>Mistura (39)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<text:s text:c="2"/>Mistura <text:s text:c="6"/></text:p>
          </table:table-cell>
          <table:table-cell office:value-type="float" office:value="77.38194" calcext:value-type="float">
            <text:p>77,38194</text:p>
          </table:table-cell>
          <table:table-cell office:value-type="float" office:value="2.588103" calcext:value-type="float">
            <text:p>2,5881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7" office:value-type="string" calcext:value-type="string">
            <text:p>Saliência (22)</text:p>
          </table:table-cell>
          <table:table-cell table:style-name="ce7" office:value-type="string" calcext:value-type="string">
            <text:p>Limiares (18)</text:p>
          </table:table-cell>
          <table:table-cell table:style-name="ce7" office:value-type="string" calcext:value-type="string">
            <text:p>SMOTE (42)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<text:s text:c="2"/>Ruído <text:s text:c="8"/></text:p>
          </table:table-cell>
          <table:table-cell office:value-type="float" office:value="74.094233" calcext:value-type="float">
            <text:p>74,094233</text:p>
          </table:table-cell>
          <table:table-cell office:value-type="float" office:value="1.743535" calcext:value-type="float">
            <text:p>1,74353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7" office:value-type="string" calcext:value-type="string">
            <text:p>Todos (25)</text:p>
          </table:table-cell>
          <table:table-cell table:style-name="ce7" office:value-type="string" calcext:value-type="string">
            <text:p>Todos (22)</text:p>
          </table:table-cell>
          <table:table-cell table:style-name="ce7" office:value-type="string" calcext:value-type="string">
            <text:p>Aguçamento (43)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<text:s text:c="2"/>Saliência <text:s text:c="4"/></text:p>
          </table:table-cell>
          <table:table-cell office:value-type="float" office:value="76.934077" calcext:value-type="float">
            <text:p>76,934077</text:p>
          </table:table-cell>
          <table:table-cell office:value-type="float" office:value="2.114528" calcext:value-type="float">
            <text:p>2,11452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 office:value-type="string" calcext:value-type="string">
            <text:p>Mistura (25)</text:p>
          </table:table-cell>
          <table:table-cell table:style-name="ce7" office:value-type="string" calcext:value-type="string">
            <text:p>Saliência (24)</text:p>
          </table:table-cell>
          <table:table-cell table:style-name="ce7" office:value-type="string" calcext:value-type="string">
            <text:p>Saliência (46)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<text:s text:c="2"/>SMOTE Visual <text:s/></text:p>
          </table:table-cell>
          <table:table-cell office:value-type="float" office:value="74.569545" calcext:value-type="float">
            <text:p>74,569545</text:p>
          </table:table-cell>
          <table:table-cell office:value-type="float" office:value="1.6481" calcext:value-type="float">
            <text:p>1,648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" office:value-type="string" calcext:value-type="string">
            <text:p>Composição 4 (29)</text:p>
          </table:table-cell>
          <table:table-cell table:style-name="ce7" office:value-type="string" calcext:value-type="string">
            <text:p>Aguçamento (27)</text:p>
          </table:table-cell>
          <table:table-cell table:style-name="ce7" office:value-type="string" calcext:value-type="string">
            <text:p>Todos (47)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<text:s/>SMOTE <text:s text:c="9"/></text:p>
          </table:table-cell>
          <table:table-cell office:value-type="float" office:value="78.06689" calcext:value-type="float">
            <text:p>78,06689</text:p>
          </table:table-cell>
          <table:table-cell office:value-type="float" office:value="2.107176" calcext:value-type="float">
            <text:p>2,1071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7" office:value-type="string" calcext:value-type="string">
            <text:p>SMOTE (29)</text:p>
          </table:table-cell>
          <table:table-cell table:style-name="ce7" office:value-type="string" calcext:value-type="string">
            <text:p>Composição 4 (28)</text:p>
          </table:table-cell>
          <table:table-cell table:style-name="ce7" office:value-type="string" calcext:value-type="string">
            <text:p>Composição 4 (57)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Desbalanceado <text:s text:c="2"/></text:p>
          </table:table-cell>
          <table:table-cell office:value-type="float" office:value="73.378227" calcext:value-type="float">
            <text:p>73,378227</text:p>
          </table:table-cell>
          <table:table-cell office:value-type="float" office:value="2.110355" calcext:value-type="float">
            <text:p>2,11035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7" office:value-type="string" calcext:value-type="string">
            <text:p>Composição 16 (37)</text:p>
          </table:table-cell>
          <table:table-cell table:style-name="ce7" office:value-type="string" calcext:value-type="string">
            <text:p>Ruído (28)</text:p>
          </table:table-cell>
          <table:table-cell table:style-name="ce7" office:value-type="string" calcext:value-type="string">
            <text:p>Composição 16 (69)</text:p>
          </table:table-cell>
        </table:table-row>
        <table:table-row table:style-name="ro2">
          <table:table-cell table:number-columns-repeated="11"/>
          <table:table-cell table:style-name="ce7" office:value-type="string" calcext:value-type="string">
            <text:p>Borramento (44)</text:p>
          </table:table-cell>
          <table:table-cell table:style-name="ce7" office:value-type="string" calcext:value-type="string">
            <text:p>Borramento (29)</text:p>
          </table:table-cell>
          <table:table-cell table:style-name="ce7" office:value-type="string" calcext:value-type="string">
            <text:p>Borramento (73)</text:p>
          </table:table-cell>
        </table:table-row>
        <table:table-row table:style-name="ro2">
          <table:table-cell table:number-columns-repeated="11"/>
          <table:table-cell table:style-name="ce7" office:value-type="string" calcext:value-type="string">
            <text:p>Ruído (47)</text:p>
          </table:table-cell>
          <table:table-cell table:style-name="ce7" office:value-type="string" calcext:value-type="string">
            <text:p>Composição 16 (32)</text:p>
          </table:table-cell>
          <table:table-cell table:style-name="ce7" office:value-type="string" calcext:value-type="string">
            <text:p>Ruído (75)</text:p>
          </table:table-cell>
        </table:table-row>
        <table:table-row table:style-name="ro2">
          <table:table-cell table:number-columns-repeated="11"/>
          <table:table-cell table:style-name="ce7" office:value-type="string" calcext:value-type="string">
            <text:p>SMOTE Visual (47)</text:p>
          </table:table-cell>
          <table:table-cell table:style-name="ce7" office:value-type="string" calcext:value-type="string">
            <text:p>Desbalanceado (34)</text:p>
          </table:table-cell>
          <table:table-cell table:style-name="ce7" office:value-type="string" calcext:value-type="string">
            <text:p>Desbalanceado (86)</text:p>
          </table:table-cell>
        </table:table-row>
        <table:table-row table:style-name="ro2">
          <table:table-cell table:number-columns-repeated="11"/>
          <table:table-cell table:style-name="ce7" office:value-type="string" calcext:value-type="string">
            <text:p>Desbalanceado (52)</text:p>
          </table:table-cell>
          <table:table-cell table:style-name="ce7" office:value-type="string" calcext:value-type="string">
            <text:p>SMOTE Visual (42)</text:p>
          </table:table-cell>
          <table:table-cell table:style-name="ce7" office:value-type="string" calcext:value-type="string">
            <text:p>SMOTE Visual (89)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table:number-columns-repeated="10"/>
          <table:table-cell table:style-name="ce6" office:value-type="string" calcext:value-type="string">
            <text:p>Métodos</text:p>
          </table:table-cell>
          <table:table-cell table:style-name="ce6" office:value-type="string" calcext:value-type="string">
            <text:p>Cenários de duas classes</text:p>
          </table:table-cell>
          <table:table-cell table:style-name="ce6" office:value-type="string" calcext:value-type="string">
            <text:p>Cenário Multiclasses</text:p>
          </table:table-cell>
          <table:table-cell table:style-name="ce6" office:value-type="string" calcext:value-type="string">
            <text:p>Todos</text:p>
          </table:table-cell>
        </table:table-row>
        <table:table-row table:style-name="ro2">
          <table:table-cell table:number-columns-repeated="10"/>
          <table:table-cell table:style-name="ce7" office:value-type="string" calcext:value-type="string">
            <text:p><text:s text:c="2"/>Aguçamento <text:s text:c="3"/></text:p>
          </table:table-cell>
          <table:table-cell table:style-name="ce13" office:value-type="float" office:value="84.4735752" calcext:value-type="float">
            <text:p>84,473575</text:p>
          </table:table-cell>
          <table:table-cell table:style-name="ce13" office:value-type="float" office:value="74.81765375" calcext:value-type="float">
            <text:p>74,817654</text:p>
          </table:table-cell>
          <table:table-cell table:style-name="ce13" office:value-type="float" office:value="80.1820545555556" calcext:value-type="float">
            <text:p>80,182055</text:p>
          </table:table-cell>
        </table:table-row>
        <table:table-row table:style-name="ro2">
          <table:table-cell table:number-columns-repeated="10"/>
          <table:table-cell table:style-name="ce7" office:value-type="string" calcext:value-type="string">
            <text:p><text:s text:c="2"/>Limiares <text:s text:c="5"/></text:p>
          </table:table-cell>
          <table:table-cell table:style-name="ce14" office:value-type="float" office:value="84.3324076" calcext:value-type="float">
            <text:p>84,332408</text:p>
          </table:table-cell>
          <table:table-cell table:style-name="ce14" office:value-type="float" office:value="74.47247375" calcext:value-type="float">
            <text:p>74,472474</text:p>
          </table:table-cell>
          <table:table-cell table:style-name="ce15" office:value-type="float" office:value="79.9502147777778" calcext:value-type="float">
            <text:p>79,950215</text:p>
          </table:table-cell>
        </table:table-row>
        <table:table-row table:style-name="ro2">
          <table:table-cell table:number-columns-repeated="10"/>
          <table:table-cell table:style-name="ce7" office:value-type="string" calcext:value-type="string">
            <text:p><text:s text:c="2"/>Saliência <text:s text:c="4"/></text:p>
          </table:table-cell>
          <table:table-cell table:style-name="ce14" office:value-type="float" office:value="84.1722384" calcext:value-type="float">
            <text:p>84,172238</text:p>
          </table:table-cell>
          <table:table-cell table:style-name="ce14" office:value-type="float" office:value="74.248645" calcext:value-type="float">
            <text:p>74,248645</text:p>
          </table:table-cell>
          <table:table-cell table:style-name="ce15" office:value-type="float" office:value="79.7617524444444" calcext:value-type="float">
            <text:p>79,761752</text:p>
          </table:table-cell>
        </table:table-row>
        <table:table-row table:style-name="ro2">
          <table:table-cell table:number-columns-repeated="10"/>
          <table:table-cell table:style-name="ce7" office:value-type="string" calcext:value-type="string">
            <text:p><text:s text:c="2"/>Composição 4 <text:s/></text:p>
          </table:table-cell>
          <table:table-cell table:style-name="ce15" office:value-type="float" office:value="83.1237382" calcext:value-type="float">
            <text:p>83,123738</text:p>
          </table:table-cell>
          <table:table-cell table:style-name="ce14" office:value-type="float" office:value="74.667785" calcext:value-type="float">
            <text:p>74,667785</text:p>
          </table:table-cell>
          <table:table-cell table:style-name="ce15" office:value-type="float" office:value="79.3655367777778" calcext:value-type="float">
            <text:p>79,365537</text:p>
          </table:table-cell>
        </table:table-row>
        <table:table-row table:style-name="ro2">
          <table:table-cell table:number-columns-repeated="10"/>
          <table:table-cell table:style-name="ce7" office:value-type="string" calcext:value-type="string">
            <text:p><text:s text:c="2"/>Composição 16 </text:p>
          </table:table-cell>
          <table:table-cell table:style-name="ce15" office:value-type="float" office:value="82.9778496" calcext:value-type="float">
            <text:p>82,977850</text:p>
          </table:table-cell>
          <table:table-cell table:style-name="ce14" office:value-type="float" office:value="74.58191175" calcext:value-type="float">
            <text:p>74,581912</text:p>
          </table:table-cell>
          <table:table-cell table:style-name="ce15" office:value-type="float" office:value="79.2463216666667" calcext:value-type="float">
            <text:p>79,246322</text:p>
          </table:table-cell>
        </table:table-row>
        <table:table-row table:style-name="ro2">
          <table:table-cell table:number-columns-repeated="10"/>
          <table:table-cell table:style-name="ce7" office:value-type="string" calcext:value-type="string">
            <text:p><text:s text:c="2"/>Mistura <text:s text:c="6"/></text:p>
          </table:table-cell>
          <table:table-cell table:style-name="ce15" office:value-type="float" office:value="83.1245816" calcext:value-type="float">
            <text:p>83,124582</text:p>
          </table:table-cell>
          <table:table-cell table:style-name="ce14" office:value-type="float" office:value="74.0458865" calcext:value-type="float">
            <text:p>74,045887</text:p>
          </table:table-cell>
          <table:table-cell table:style-name="ce15" office:value-type="float" office:value="79.089606" calcext:value-type="float">
            <text:p>79,089606</text:p>
          </table:table-cell>
        </table:table-row>
        <table:table-row table:style-name="ro2">
          <table:table-cell table:number-columns-repeated="10"/>
          <table:table-cell table:style-name="ce7" office:value-type="string" calcext:value-type="string">
            <text:p><text:s text:c="2"/>Borramento <text:s text:c="3"/></text:p>
          </table:table-cell>
          <table:table-cell table:style-name="ce15" office:value-type="float" office:value="82.164793" calcext:value-type="float">
            <text:p>82,164793</text:p>
          </table:table-cell>
          <table:table-cell table:style-name="ce14" office:value-type="float" office:value="74.55532025" calcext:value-type="float">
            <text:p>74,555320</text:p>
          </table:table-cell>
          <table:table-cell table:style-name="ce15" office:value-type="float" office:value="78.7828051111111" calcext:value-type="float">
            <text:p>78,782805</text:p>
          </table:table-cell>
        </table:table-row>
        <table:table-row table:style-name="ro2">
          <table:table-cell table:number-columns-repeated="10"/>
          <table:table-cell table:style-name="ce7" office:value-type="string" calcext:value-type="string">
            <text:p>Desbalanceado <text:s text:c="2"/></text:p>
          </table:table-cell>
          <table:table-cell table:style-name="ce15" office:value-type="float" office:value="81.3143348" calcext:value-type="float">
            <text:p>81,314335</text:p>
          </table:table-cell>
          <table:table-cell table:style-name="ce14" office:value-type="float" office:value="74.5515055" calcext:value-type="float">
            <text:p>74,551506</text:p>
          </table:table-cell>
          <table:table-cell table:style-name="ce15" office:value-type="float" office:value="78.3086328888889" calcext:value-type="float">
            <text:p>78,308633</text:p>
          </table:table-cell>
        </table:table-row>
        <table:table-row table:style-name="ro2">
          <table:table-cell table:number-columns-repeated="10"/>
          <table:table-cell table:style-name="ce7" office:value-type="string" calcext:value-type="string">
            <text:p><text:s text:c="3"/>Todos <text:s text:c="7"/></text:p>
          </table:table-cell>
          <table:table-cell table:style-name="ce15" office:value-type="float" office:value="82.3580892" calcext:value-type="float">
            <text:p>82,358089</text:p>
          </table:table-cell>
          <table:table-cell table:style-name="ce15" office:value-type="float" office:value="71.9439135" calcext:value-type="float">
            <text:p>71,943914</text:p>
          </table:table-cell>
          <table:table-cell table:style-name="ce15" office:value-type="float" office:value="77.7295666666667" calcext:value-type="float">
            <text:p>77,729567</text:p>
          </table:table-cell>
        </table:table-row>
        <table:table-row table:style-name="ro2">
          <table:table-cell table:number-columns-repeated="10"/>
          <table:table-cell table:style-name="ce7" office:value-type="string" calcext:value-type="string">
            <text:p><text:s text:c="2"/>Ruído <text:s text:c="8"/></text:p>
          </table:table-cell>
          <table:table-cell table:style-name="ce15" office:value-type="float" office:value="81.1792466" calcext:value-type="float">
            <text:p>81,179247</text:p>
          </table:table-cell>
          <table:table-cell table:style-name="ce15" office:value-type="float" office:value="72.60963925" calcext:value-type="float">
            <text:p>72,609639</text:p>
          </table:table-cell>
          <table:table-cell table:style-name="ce15" office:value-type="float" office:value="77.3705322222222" calcext:value-type="float">
            <text:p>77,370532</text:p>
          </table:table-cell>
        </table:table-row>
        <table:table-row table:style-name="ro2">
          <table:table-cell table:number-columns-repeated="10"/>
          <table:table-cell table:style-name="ce7" office:value-type="string" calcext:value-type="string">
            <text:p><text:s/>SMOTE <text:s text:c="9"/></text:p>
          </table:table-cell>
          <table:table-cell table:style-name="ce15" office:value-type="float" office:value="79.0855006" calcext:value-type="float">
            <text:p>79,085501</text:p>
          </table:table-cell>
          <table:table-cell table:style-name="ce15" office:value-type="float" office:value="73.329079" calcext:value-type="float">
            <text:p>73,329079</text:p>
          </table:table-cell>
          <table:table-cell table:style-name="ce15" office:value-type="float" office:value="76.527091" calcext:value-type="float">
            <text:p>76,527091</text:p>
          </table:table-cell>
        </table:table-row>
        <table:table-row table:style-name="ro2">
          <table:table-cell table:number-columns-repeated="10"/>
          <table:table-cell table:style-name="ce7" office:value-type="string" calcext:value-type="string">
            <text:p><text:s text:c="2"/>SMOTE Visual <text:s/></text:p>
          </table:table-cell>
          <table:table-cell table:style-name="ce15" office:value-type="float" office:value="78.811666" calcext:value-type="float">
            <text:p>78,811666</text:p>
          </table:table-cell>
          <table:table-cell table:style-name="ce15" office:value-type="float" office:value="70.43960375" calcext:value-type="float">
            <text:p>70,439604</text:p>
          </table:table-cell>
          <table:table-cell table:style-name="ce15" office:value-type="float" office:value="75.0907494444445" calcext:value-type="float">
            <text:p>75,090749</text:p>
          </table:table-cell>
        </table:table-row>
        <table:table-row table:style-name="ro2" table:number-rows-repeated="12">
          <table:table-cell table:number-columns-repeated="14"/>
        </table:table-row>
        <table:table-row table:style-name="ro1" table:number-rows-repeated="104847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K78:Sheet1.N89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1" number:min-integer-digits="1"/>
    </number:number-style>
    <number:number-style style:name="N107">
      <number:number number:decimal-places="10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10:08:53.899746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6T10:49:38.372417647</dc:date>
    <meta:generator>LibreOffice/4.2.8.2$Linux_X86_64 LibreOffice_project/420m0$Build-2</meta:generator>
    <meta:editing-duration>PT1H45M16S</meta:editing-duration>
    <meta:editing-cycles>26</meta:editing-cycles>
    <meta:document-statistic meta:table-count="1" meta:cell-count="730" meta:object-count="0"/>
  </office:meta>
</office:document-meta>
</file>